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9000000190EA80C901.png"/>
  <manifest:file-entry manifest:media-type="image/gif" manifest:full-path="Pictures/100002000000001000000010F15529AF.gif"/>
  <manifest:file-entry manifest:media-type="image/gif" manifest:full-path="Pictures/1000020000000010000000103D31F918.gif"/>
  <manifest:file-entry manifest:media-type="image/gif" manifest:full-path="Pictures/10000200000000100000001046F2F4DC.gif"/>
  <manifest:file-entry manifest:media-type="image/gif" manifest:full-path="Pictures/10000200000000100000001017242A0F.gi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1" svg:font-family="OpenSymbol"/>
    <style:font-face style:name="arial" svg:font-family="arial, sans, sans-serif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7049in" fo:margin-left="-0.0118in" fo:margin-top="0in" fo:margin-bottom="0in" fo:break-before="page" table:align="left"/>
    </style:style>
    <style:style style:name="Table1.A" style:family="table-column">
      <style:table-column-properties style:column-width="1.3479in"/>
    </style:style>
    <style:style style:name="Table1.B" style:family="table-column">
      <style:table-column-properties style:column-width="1.3389in"/>
    </style:style>
    <style:style style:name="Table1.E" style:family="table-column">
      <style:table-column-properties style:column-width="1.3403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7" style:family="table-cell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6931in" fo:margin-top="0in" fo:margin-bottom="0in" fo:break-before="page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A7" style:family="table-cell">
      <style:table-cell-properties fo:padding="0.0382in" fo:border-left="0.0007in solid #000000" fo:border-right="none" fo:border-top="none" fo:border-bottom="0.0007in solid #000000"/>
    </style:style>
    <style:style style:name="Table4" style:family="table">
      <style:table-properties style:width="6.6931in" fo:margin-top="0in" fo:margin-bottom="0in" fo:break-before="page" table:align="margins"/>
    </style:style>
    <style:style style:name="Table4.A" style:family="table-column">
      <style:table-column-properties style:column-width="1.3382in" style:rel-column-width="13102*"/>
    </style:style>
    <style:style style:name="Table4.B" style:family="table-column">
      <style:table-column-properties style:column-width="1.3389in" style:rel-column-width="13109*"/>
    </style:style>
    <style:style style:name="Table4.E" style:family="table-column">
      <style:table-column-properties style:column-width="1.3389in" style:rel-column-width="1311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A7" style:family="table-cell">
      <style:table-cell-properties fo:padding="0.0382in" fo:border-left="0.0007in solid #000000" fo:border-right="none" fo:border-top="none" fo:border-bottom="0.0007in solid #000000"/>
    </style:style>
    <style:style style:name="Table5" style:family="table">
      <style:table-properties style:width="6.6931in" fo:margin-top="0in" fo:margin-bottom="0in" fo:break-before="page" table:align="margins"/>
    </style:style>
    <style:style style:name="Table5.A" style:family="table-column">
      <style:table-column-properties style:column-width="1.3389in" style:rel-column-width="13107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A7" style:family="table-cell">
      <style:table-cell-properties fo:padding="0.0382in" fo:border-left="0.0007in solid #000000" fo:border-right="none" fo:border-top="none" fo:border-bottom="0.0007in solid #000000"/>
    </style:style>
    <style:style style:name="Table6" style:family="table">
      <style:table-properties style:width="6.6931in" fo:margin-top="0in" fo:margin-bottom="0in" fo:break-before="page" table:align="margins"/>
    </style:style>
    <style:style style:name="Table6.A" style:family="table-column">
      <style:table-column-properties style:column-width="1.3389in" style:rel-column-width="13107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.A7" style:family="table-cell">
      <style:table-cell-properties fo:padding="0.0382in" fo:border-left="0.0007in solid #000000" fo:border-right="none" fo:border-top="none" fo:border-bottom="0.0007in solid #000000"/>
    </style:style>
    <style:style style:name="Table7" style:family="table">
      <style:table-properties style:width="6.6931in" fo:margin-top="0in" fo:margin-bottom="0in" fo:break-before="page" table:align="margins"/>
    </style:style>
    <style:style style:name="Table7.A" style:family="table-column">
      <style:table-column-properties style:column-width="1.3389in" style:rel-column-width="13107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.A7" style:family="table-cell">
      <style:table-cell-properties fo:padding="0.0382in" fo:border-left="0.0007in solid #000000" fo:border-right="none" fo:border-top="none" fo:border-bottom="0.0007in solid #000000"/>
    </style:style>
    <style:style style:name="Table3" style:family="table">
      <style:table-properties style:width="6.6931in" fo:margin-top="0in" fo:margin-bottom="0in" fo:break-before="page" table:align="margins"/>
    </style:style>
    <style:style style:name="Table3.A" style:family="table-column">
      <style:table-column-properties style:column-width="1.3389in" style:rel-column-width="1310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A7" style:family="table-cell">
      <style:table-cell-properties fo:padding="0.0382in" fo:border-left="0.0007in solid #000000" fo:border-right="none" fo:border-top="none" fo:border-bottom="0.0007in solid #000000"/>
    </style:style>
    <style:style style:name="Table8" style:family="table">
      <style:table-properties style:width="6.6931in" fo:margin-top="0in" fo:margin-bottom="0in" fo:break-before="page" table:align="margins"/>
    </style:style>
    <style:style style:name="Table8.A" style:family="table-column">
      <style:table-column-properties style:column-width="1.3389in" style:rel-column-width="13107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.A7" style:family="table-cell">
      <style:table-cell-properties fo:padding="0.0382in" fo:border-left="0.0007in solid #000000" fo:border-right="none" fo:border-top="none" fo:border-bottom="0.0007in solid #000000"/>
    </style:style>
    <style:style style:name="Table9" style:family="table">
      <style:table-properties style:width="6.6931in" fo:margin-top="0in" fo:margin-bottom="0in" fo:break-before="page" table:align="margins"/>
    </style:style>
    <style:style style:name="Table9.A" style:family="table-column">
      <style:table-column-properties style:column-width="1.3389in" style:rel-column-width="13107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.A7" style:family="table-cell">
      <style:table-cell-properties fo:padding="0.0382in" fo:border-left="0.0007in solid #000000" fo:border-right="none" fo:border-top="none" fo:border-bottom="0.0007in solid #000000"/>
    </style:style>
    <style:style style:name="Table10" style:family="table">
      <style:table-properties style:width="6.6931in" fo:margin-top="0in" fo:margin-bottom="0in" fo:break-before="page" table:align="margins"/>
    </style:style>
    <style:style style:name="Table10.A" style:family="table-column">
      <style:table-column-properties style:column-width="1.3389in" style:rel-column-width="13107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C1" style:family="table-cell">
      <style:table-cell-properties fo:padding="0.0382in" fo:border="0.0007in solid #000000"/>
    </style:style>
    <style:style style:name="Table10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.A7" style:family="table-cell">
      <style:table-cell-properties fo:padding="0.0382in" fo:border-left="0.0007in solid #000000" fo:border-right="none" fo:border-top="none" fo:border-bottom="0.0007in solid #000000"/>
    </style:style>
    <style:style style:name="Table11" style:family="table">
      <style:table-properties style:width="6.6931in" fo:margin-top="0in" fo:margin-bottom="0in" fo:break-before="page" table:align="margins"/>
    </style:style>
    <style:style style:name="Table11.A" style:family="table-column">
      <style:table-column-properties style:column-width="1.3389in" style:rel-column-width="13107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C1" style:family="table-cell">
      <style:table-cell-properties fo:padding="0.0382in" fo:border="0.0007in solid #000000"/>
    </style:style>
    <style:style style:name="Table1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.A7" style:family="table-cell">
      <style:table-cell-properties fo:padding="0.0382in" fo:border-left="0.0007in solid #000000" fo:border-right="none" fo:border-top="none" fo:border-bottom="0.0007in solid #000000"/>
    </style:style>
    <style:style style:name="Table12" style:family="table">
      <style:table-properties style:width="6.6931in" fo:margin-top="0in" fo:margin-bottom="0in" fo:break-before="page" table:align="margins"/>
    </style:style>
    <style:style style:name="Table12.A" style:family="table-column">
      <style:table-column-properties style:column-width="1.3389in" style:rel-column-width="13107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C1" style:family="table-cell">
      <style:table-cell-properties fo:padding="0.0382in" fo:border="0.0007in solid #000000"/>
    </style:style>
    <style:style style:name="Table1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.A7" style:family="table-cell">
      <style:table-cell-properties fo:padding="0.0382in" fo:border-left="0.0007in solid #000000" fo:border-right="none" fo:border-top="none" fo:border-bottom="0.0007in solid #000000"/>
    </style:style>
    <style:style style:name="Table13" style:family="table">
      <style:table-properties style:width="6.6931in" fo:margin-top="0in" fo:margin-bottom="0in" fo:break-before="page" table:align="margins"/>
    </style:style>
    <style:style style:name="Table13.A" style:family="table-column">
      <style:table-column-properties style:column-width="1.3389in" style:rel-column-width="13107*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C1" style:family="table-cell">
      <style:table-cell-properties fo:padding="0.0382in" fo:border="0.0007in solid #000000"/>
    </style:style>
    <style:style style:name="Table13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.A7" style:family="table-cell">
      <style:table-cell-properties fo:padding="0.0382in" fo:border-left="0.0007in solid #000000" fo:border-right="none" fo:border-top="none" fo:border-bottom="0.0007in solid #000000"/>
    </style:style>
    <style:style style:name="Table14" style:family="table">
      <style:table-properties style:width="6.6931in" fo:margin-top="0in" fo:margin-bottom="0in" fo:break-before="page" table:align="margins"/>
    </style:style>
    <style:style style:name="Table14.A" style:family="table-column">
      <style:table-column-properties style:column-width="1.3389in" style:rel-column-width="13107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C1" style:family="table-cell">
      <style:table-cell-properties fo:padding="0.0382in" fo:border="0.0007in solid #000000"/>
    </style:style>
    <style:style style:name="Table14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.A7" style:family="table-cell">
      <style:table-cell-properties fo:padding="0.0382in" fo:border-left="0.0007in solid #000000" fo:border-right="none" fo:border-top="none" fo:border-bottom="0.0007in solid #000000"/>
    </style:style>
    <style:style style:name="Table15" style:family="table">
      <style:table-properties style:width="6.6931in" fo:margin-top="0in" fo:margin-bottom="0in" fo:break-before="page" table:align="margins"/>
    </style:style>
    <style:style style:name="Table15.A" style:family="table-column">
      <style:table-column-properties style:column-width="1.3389in" style:rel-column-width="13107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C1" style:family="table-cell">
      <style:table-cell-properties fo:padding="0.0382in" fo:border="0.0007in solid #000000"/>
    </style:style>
    <style:style style:name="Table15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.A7" style:family="table-cell">
      <style:table-cell-properties fo:padding="0.0382in" fo:border-left="0.0007in solid #000000" fo:border-right="none" fo:border-top="none" fo:border-bottom="0.0007in solid #000000"/>
    </style:style>
    <style:style style:name="Table16" style:family="table">
      <style:table-properties style:width="6.6931in" fo:margin-top="0in" fo:margin-bottom="0in" fo:break-before="page" table:align="margins"/>
    </style:style>
    <style:style style:name="Table16.A" style:family="table-column">
      <style:table-column-properties style:column-width="1.3389in" style:rel-column-width="13107*"/>
    </style:style>
    <style:style style:name="Table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C1" style:family="table-cell">
      <style:table-cell-properties fo:padding="0.0382in" fo:border="0.0007in solid #000000"/>
    </style:style>
    <style:style style:name="Table16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6.A7" style:family="table-cell">
      <style:table-cell-properties fo:padding="0.0382in" fo:border-left="0.0007in solid #000000" fo:border-right="none" fo:border-top="none" fo:border-bottom="0.0007in solid #000000"/>
    </style:style>
    <style:style style:name="Table17" style:family="table">
      <style:table-properties style:width="6.6931in" fo:margin-top="0in" fo:margin-bottom="0in" fo:break-before="page" table:align="margins"/>
    </style:style>
    <style:style style:name="Table17.A" style:family="table-column">
      <style:table-column-properties style:column-width="1.3389in" style:rel-column-width="13107*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C1" style:family="table-cell">
      <style:table-cell-properties fo:padding="0.0382in" fo:border="0.0007in solid #000000"/>
    </style:style>
    <style:style style:name="Table17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.A7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Header">
      <style:paragraph-properties fo:text-align="start" style:justify-single-word="false"/>
      <style:text-properties fo:color="#00ccff" fo:language="en" fo:country="US" fo:font-style="normal" style:font-style-asian="normal" style:font-style-complex="normal"/>
    </style:style>
    <style:style style:name="P2" style:family="paragraph" style:parent-style-name="Header">
      <style:paragraph-properties fo:text-align="start" style:justify-single-word="false"/>
      <style:text-properties fo:color="#00ccff" fo:font-size="10pt" fo:language="en" fo:country="US" fo:font-style="italic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end" style:justify-single-word="false"/>
      <style:text-properties fo:language="en" fo:country="US"/>
    </style:style>
    <style:style style:name="P6" style:family="paragraph" style:parent-style-name="Standard">
      <style:text-properties fo:color="#000000" style:font-name="Verdana" fo:font-size="10pt" style:font-size-asian="10pt" style:font-size-complex="10pt"/>
    </style:style>
    <style:style style:name="P7" style:family="paragraph" style:parent-style-name="Standard">
      <style:text-properties fo:language="et" fo:country="EE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text-properties fo:color="#000000" style:font-name="Verdana" fo:font-size="10pt" style:font-size-asian="10pt" style:font-size-complex="10pt"/>
    </style:style>
    <style:style style:name="P10" style:family="paragraph" style:parent-style-name="Text_20_body">
      <style:text-properties style:font-name="Verdana1" fo:font-size="10pt" style:font-size-asian="10pt" style:font-size-complex="10pt"/>
    </style:style>
    <style:style style:name="P11" style:family="paragraph" style:parent-style-name="Title">
      <style:paragraph-properties fo:break-before="pag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Table_20_Contents">
      <style:text-properties fo:language="en" fo:country="US"/>
    </style:style>
    <style:style style:name="P15" style:family="paragraph" style:parent-style-name="Table_20_Contents">
      <style:paragraph-properties fo:text-align="end" style:justify-single-word="false"/>
      <style:text-properties fo:language="en" fo:country="US"/>
    </style:style>
    <style:style style:name="P16" style:family="paragraph" style:parent-style-name="Table_20_Contents">
      <style:text-properties style:font-name="Times New Roman" fo:font-size="11pt" style:font-size-asian="11pt" style:font-size-complex="11pt"/>
    </style:style>
    <style:style style:name="P17" style:family="paragraph" style:parent-style-name="Table_20_Contents">
      <style:text-properties style:font-name="Times New Roman" fo:font-size="12pt" style:font-size-asian="12pt" style:font-size-complex="12pt"/>
    </style:style>
    <style:style style:name="P18" style:family="paragraph" style:parent-style-name="Table_20_Contents">
      <style:text-properties style:font-name="Times New Roman" fo:font-size="12pt" fo:language="en" fo:country="US" style:font-size-asian="12pt" style:font-size-complex="12pt"/>
    </style:style>
    <style:style style:name="P19" style:family="paragraph" style:parent-style-name="Table_20_Contents">
      <style:text-properties fo:language="et" fo:country="EE"/>
    </style:style>
    <style:style style:name="P20" style:family="paragraph" style:parent-style-name="Table_20_Contents">
      <style:text-properties fo:color="#000000" style:font-name="arial" fo:font-size="9.75pt" fo:language="en" fo:country="US" style:font-size-asian="12pt" style:font-size-complex="12pt"/>
    </style:style>
    <style:style style:name="P21" style:family="paragraph" style:parent-style-name="Table_20_Contents">
      <style:paragraph-properties fo:margin-left="0.4925in" fo:margin-right="0in" fo:text-indent="0in" style:auto-text-indent="false"/>
    </style:style>
    <style:style style:name="P22" style:family="paragraph" style:parent-style-name="Table_20_Contents">
      <style:paragraph-properties fo:margin-left="0.4925in" fo:margin-right="0in" fo:text-indent="0in" style:auto-text-indent="false"/>
      <style:text-properties fo:language="en" fo:country="US"/>
    </style:style>
    <style:style style:name="P23" style:family="paragraph" style:parent-style-name="Table_20_Contents">
      <style:paragraph-properties fo:margin-left="0in" fo:margin-right="0in" fo:text-indent="0in" style:auto-text-indent="false"/>
    </style:style>
    <style:style style:name="P24" style:family="paragraph" style:parent-style-name="Table_20_Contents">
      <style:paragraph-properties fo:margin-left="0in" fo:margin-right="0in" fo:text-indent="0in" style:auto-text-indent="false"/>
      <style:text-properties fo:language="en" fo:country="US"/>
    </style:style>
    <style:style style:name="P25" style:family="paragraph" style:parent-style-name="Standard" style:list-style-name="L1">
      <style:text-properties style:font-name="Verdana1"/>
    </style:style>
    <style:style style:name="P26" style:family="paragraph" style:parent-style-name="Standard" style:list-style-name="L2">
      <style:text-properties style:font-name="Verdana1" fo:font-size="10pt" fo:language="en" fo:country="US" style:font-size-asian="10pt" style:font-size-complex="10pt"/>
    </style:style>
    <style:style style:name="P27" style:family="paragraph" style:parent-style-name="Standard">
      <style:text-properties fo:language="en" fo:country="US"/>
    </style:style>
    <style:style style:name="P28" style:family="paragraph" style:parent-style-name="Standard">
      <style:paragraph-properties fo:text-align="end" style:justify-single-word="false"/>
      <style:text-properties fo:language="en" fo:country="US"/>
    </style:style>
    <style:style style:name="P29" style:family="paragraph" style:parent-style-name="Standard">
      <style:text-properties style:font-name="Times New Roman" fo:font-size="12pt" fo:language="et" fo:country="EE" style:font-name-asian="Consolas" style:font-size-asian="12pt" style:font-name-complex="Consolas" style:font-size-complex="12pt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text-properties fo:font-size="12pt" fo:language="et" fo:country="EE" style:font-size-asian="12pt" style:font-size-complex="12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Times New Roman" fo:font-size="12pt" style:text-underline-style="none" style:font-name-asian="Consolas" style:font-size-asian="12pt" style:font-name-complex="Consolas" style:font-size-complex="12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Times New Roman" fo:font-size="12pt" style:font-size-asian="12pt" style:font-size-complex="12pt"/>
    </style:style>
    <style:style style:name="P34" style:family="paragraph" style:parent-style-name="Heading_20_3">
      <style:text-properties fo:color="#000000"/>
    </style:style>
    <style:style style:name="P35" style:family="paragraph" style:parent-style-name="Heading_20_3">
      <style:text-properties fo:color="#000000" style:font-name="Arial" fo:font-size="14pt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text-properties style:font-name="Times New Roman" fo:font-size="12pt" style:font-size-asian="12pt" style:font-size-complex="12pt"/>
    </style:style>
    <style:style style:name="P38" style:family="paragraph" style:parent-style-name="Table_20_Contents">
      <style:text-properties fo:font-size="12pt" fo:language="en" fo:country="US" style:font-size-asian="12pt" style:font-size-complex="12pt"/>
    </style:style>
    <style:style style:name="P39" style:family="paragraph" style:parent-style-name="Table_20_Contents">
      <style:text-properties fo:font-size="12pt" fo:language="et" fo:country="EE" style:font-size-asian="12pt" style:font-size-complex="12pt"/>
    </style:style>
    <style:style style:name="P40" style:family="paragraph" style:parent-style-name="Table_20_Contents">
      <style:text-properties fo:font-size="12pt" style:font-size-asian="12pt" style:font-size-complex="12pt"/>
    </style:style>
    <style:style style:name="P41" style:family="paragraph" style:parent-style-name="Table_20_Contents">
      <style:text-properties fo:language="en" fo:country="US"/>
    </style:style>
    <style:style style:name="P42" style:family="paragraph" style:parent-style-name="Table_20_Contents">
      <style:paragraph-properties fo:text-align="end" style:justify-single-word="false"/>
      <style:text-properties fo:language="en" fo:country="US"/>
    </style:style>
    <style:style style:name="P43" style:family="paragraph" style:parent-style-name="Table_20_Contents">
      <style:paragraph-properties fo:text-align="end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color="#c5000b" fo:language="en" fo:country="US"/>
    </style:style>
    <style:style style:name="T4" style:family="text">
      <style:text-properties fo:color="#000000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color="#000000" style:font-name="Arial" fo:font-size="14pt" fo:language="en" fo:country="US" style:font-size-asian="14pt" style:font-size-complex="14pt"/>
    </style:style>
    <style:style style:name="T7" style:family="text">
      <style:text-properties fo:color="#000000" style:font-name="Arial" fo:font-size="14pt" style:font-size-asian="14pt" style:font-size-complex="14pt"/>
    </style:style>
    <style:style style:name="T8" style:family="text">
      <style:text-properties fo:color="#000000" fo:language="en" fo:country="US"/>
    </style:style>
    <style:style style:name="T9" style:family="text">
      <style:text-properties fo:color="#000000" fo:language="et" fo:country="EE"/>
    </style:style>
    <style:style style:name="T10" style:family="text">
      <style:text-properties fo:language="et" fo:country="EE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ize="12pt" style:font-size-asian="12pt" style:font-size-complex="12pt"/>
    </style:style>
    <style:style style:name="T17" style:family="text">
      <style:text-properties style:font-name="Times New Roman" fo:font-size="14pt" style:font-size-asian="14pt" style:font-size-complex="14pt"/>
    </style:style>
    <style:style style:name="T18" style:family="text">
      <style:text-properties style:font-name="Times New Roman" fo:language="et" fo:country="EE"/>
    </style:style>
    <style:style style:name="T19" style:family="text">
      <style:text-properties style:font-name="Times New Roman" style:font-name-asian="Consolas" style:font-name-complex="Consolas"/>
    </style:style>
    <style:style style:name="T20" style:family="text">
      <style:text-properties style:font-name="Times New Roman" style:text-underline-style="none" style:font-name-asian="Consolas" style:font-name-complex="Consolas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style:font-name-asian="Consolas" style:font-name-complex="Consolas"/>
    </style:style>
    <style:style style:name="T23" style:family="text">
      <style:text-properties style:text-underline-style="solid" style:text-underline-width="auto" style:text-underline-color="font-color" style:font-name-asian="Consolas" style:font-name-complex="Consolas"/>
    </style:style>
    <style:style style:name="T24" style:family="text">
      <style:text-properties style:font-name-asian="Consolas" style:font-name-complex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est Case<text:span text:style-name="T1">s</text:span></text:p>
      <text:p text:style-name="P8"/>
      <text:h text:style-name="Heading_20_2" text:outline-level="2"><text:span text:style-name="T2">D</text:span><text:span text:style-name="T11">efinition</text:span><text:span text:style-name="T2">s:</text:span></text:h>
      <text:h text:style-name="Heading_20_3" text:outline-level="3"><text:span text:style-name="T6">Input</text:span><text:span text:style-name="T7"> </text:span></text:h>
      <text:p text:style-name="P9">Specify the data used for a particular test or if it is a lot of data, point to a file where this data is stored.</text:p>
      <text:h text:style-name="Heading_20_3" text:outline-level="3">Status</text:h>
      <text:list xml:id="list1965371466944776889" text:style-name="L1">
        <text:list-item>
          <text:p text:style-name="P25"><text:span text:style-name="T5">Passed (</text:span><text:span text:style-name="T5"><draw:frame draw:style-name="fr2" draw:name="Picture 11" text:anchor-type="as-char" svg:width="0.1665in" svg:height="0.1665in" draw:z-index="17"><draw:image xlink:href="Pictures/10000200000000100000001017242A0F.gif" xlink:type="simple" xlink:show="embed" xlink:actuate="onLoad"/></draw:frame></text:span><text:span text:style-name="T5">) </text:span><text:span text:style-name="T5">– </text:span><text:span text:style-name="T5">A test is deemed to pass if its actual result matches its expected result.</text:span></text:p>
        </text:list-item>
        <text:list-item>
          <text:p text:style-name="P25"><text:span text:style-name="T5">Failed (</text:span><text:span text:style-name="T5"><draw:frame draw:style-name="fr2" draw:name="Picture 7" text:anchor-type="as-char" svg:width="0.1665in" svg:height="0.1665in" draw:z-index="18"><draw:image xlink:href="Pictures/10000200000000100000001046F2F4DC.gif" xlink:type="simple" xlink:show="embed" xlink:actuate="onLoad"/></draw:frame></text:span><text:span text:style-name="T5">) </text:span><text:span text:style-name="T5">– </text:span><text:span text:style-name="T5">A test is deemed to fail if its actual result does not match its expected result.</text:span></text:p>
        </text:list-item>
        <text:list-item>
          <text:p text:style-name="P25"><text:span text:style-name="T5">Blocked (</text:span><text:span text:style-name="T5"><draw:frame draw:style-name="fr2" draw:name="Picture 5" text:anchor-type="as-char" svg:width="0.1665in" svg:height="0.1665in" draw:z-index="19"><draw:image xlink:href="Pictures/100002000000001000000010F15529AF.gif" xlink:type="simple" xlink:show="embed" xlink:actuate="onLoad"/></draw:frame></text:span><text:span text:style-name="T5">) </text:span><text:span text:style-name="T5">– </text:span><text:span text:style-name="T5">A test case that cannot be executed because the preconditions for its execution are not fulfilled.</text:span></text:p>
        </text:list-item>
        <text:list-item>
          <text:p text:style-name="P25"><text:span text:style-name="T5">Error (</text:span><text:span text:style-name="T5"><draw:frame draw:style-name="fr2" draw:name="Picture 6" text:anchor-type="as-char" svg:width="0.1665in" svg:height="0.1665in" draw:z-index="20"><draw:image xlink:href="Pictures/1000020000000010000000103D31F918.gif" xlink:type="simple" xlink:show="embed" xlink:actuate="onLoad"/></draw:frame></text:span><text:span text:style-name="T5">) </text:span><text:span text:style-name="T5">– </text:span><text:span text:style-name="T5">A test produces the Error result when there is a problem executing the test itself (for example, a network error or a mistake in the test script that makes it impossible to continue).</text:span></text:p>
        </text:list-item>
      </text:list>
      <text:h text:style-name="Heading_20_3" text:outline-level="3">Severity</text:h>
      <text:list xml:id="list5683871402912137918" text:style-name="L2">
        <text:list-item>
          <text:p text:style-name="P26">Blocker(S1) – Catastrophic bug or showstopper. Causes system crash, data corruption, irreparable harm, etc.</text:p>
        </text:list-item>
        <text:list-item>
          <text:p text:style-name="P26">Critical(S2) – <text:s/>Critical bug in important function. No reasonable workaround.</text:p>
        </text:list-item>
        <text:list-item>
          <text:p text:style-name="P26">Major(S3) – Major bug but has viable workaround.</text:p>
        </text:list-item>
        <text:list-item>
          <text:p text:style-name="P26">Minor(S4) – Minor bug with trivial impact.</text:p>
        </text:list-item>
      </text:list>
      <text:p text:style-name="P6"/>
      <text:h text:style-name="P34" text:outline-level="3">Comment</text:h>
      <text:p text:style-name="P10">Write additional information for e.g. the actual result occurs only under a particular condition or a defect is reproducible only sometimes. </text:p>
      <text:p text:style-name="P10">This information gives the developer/client additional info about the feature behaviour which can be very useful in determining the root cause of a problem. </text:p>
      <text:p text:style-name="P10">It is especially useful for ”failed” cases, but also serves as a feedback if additional observation is mentioned in the “passed” cases.</text:p>
      <text:h text:style-name="P35" text:outline-level="3">Elapsed </text:h>
      <text:p text:style-name="P9">How long the test took. 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Table_20_Contents"><text:span text:style-name="T1">Id</text:span> : <text:span text:style-name="T3">TC-</text:span><text:span text:style-name="T3">44.1.</text:span><text:span text:style-name="T3">1</text:span></text:p>
          </table:table-cell>
          <table:table-cell table:style-name="Table1.A1" office:value-type="string">
            <text:p text:style-name="Table_20_Contents"><text:span text:style-name="T1">Prog</text:span><text:span text:style-name="T1">. vers</text:span>: <text:span text:style-name="T3">1.0.0.0</text:span></text:p>
          </table:table-cell>
          <table:table-cell table:style-name="Table1.C1" table:number-columns-spanned="3" office:value-type="string">
            <text:p text:style-name="Table_20_Contents"><text:span text:style-name="T1">N</text:span>ame<text:span text:style-name="T1">: </text:span><text:span text:style-name="T3">Multilanguage (e</text:span><text:span text:style-name="T3">stonian) - </text:span><text:span text:style-name="T3">Add </text:span><text:span text:style-name="T3">customer</text:span><text:span text:style-name="T3"> c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2">Related requirement(s)</text:p>
          </table:table-cell>
          <table:table-cell table:style-name="Table1.B2" table:number-columns-spanned="4" office:value-type="string">
            <text:p text:style-name="Table_20_Contents"/>
            <text:p text:style-name="Table_20_Contents"/>
            <text:p text:style-name="Table_20_Contents">REQ50- Make POS system multilingual.</text:p>
            <text:p text:style-name="P14">Add new customer card in estonian interface. Translation quality.</text:p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Input that is used for the test to verify the functionality</text:p>
          </table:table-cell>
          <table:table-cell table:style-name="Table1.B2" table:number-columns-spanned="4" office:value-type="string">
            <text:p text:style-name="Table_20_Contents"/>
            <text:p text:style-name="P14">Client Name: Hans Ray</text:p>
            <text:p text:style-name="P24">Validity period: 3 years</text:p>
            <text:p text:style-name="P24">Discount: 5%;</text:p>
            <text:p text:style-name="P24">Status: activated</text:p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Steps performed during the verification process</text:p>
          </table:table-cell>
          <table:table-cell table:style-name="Table1.B2" table:number-columns-spanned="4" office:value-type="string">
            <text:p text:style-name="P14">1. Enter into system under your username and password.</text:p>
            <text:p text:style-name="P14">2. Choose in the menu "Add new customer card" (Lisa kliendi kaart).</text:p>
            <text:p text:style-name="P14">3. In the opened window: </text:p>
            <text:p text:style-name="P22">choose the client;</text:p>
            <text:p text:style-name="P22">check validity period of 3 years;</text:p>
            <text:p text:style-name="P22">establish a discount of 5%;</text:p>
            <text:p text:style-name="P22">put the status – activated.</text:p>
            <text:p text:style-name="P14">4. Press button "Create".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Expected results</text:p>
          </table:table-cell>
          <table:table-cell table:style-name="Table1.B2" table:number-columns-spanned="4" office:value-type="string">
            <text:p text:style-name="Table_20_Contents">All texts must be in Estonian language.</text:p>
            <text:p text:style-name="Table_20_Contents">All texts must be in the correct place and not to be cut off and also not to run into other inscriptions.</text:p>
            <text:p text:style-name="Table_20_Contents">After press onto button "Create": </text:p>
            <text:p text:style-name="Table_20_Contents"><text:span text:style-name="T1">1) T</text:span>he message on creation of the new card has to be in Estonian language.</text:p>
            <text:p text:style-name="Table_20_Contents"><text:span text:style-name="T1">2) </text:span>Number of the card has to settle down in necessary (logically correct place) messages.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Post <text:span text:style-name="T1">c</text:span>onditions</text:p>
          </table:table-cell>
          <table:table-cell table:style-name="Table1.B2" table:number-columns-spanned="4" office:value-type="string">
            <text:p text:style-name="P14">None</text:p>
          </table:table-cell>
          <table:covered-table-cell/>
          <table:covered-table-cell/>
          <table:covered-table-cell/>
        </table:table-row>
        <table:table-row>
          <table:table-cell table:style-name="Table1.A7" office:value-type="string">
            <text:p text:style-name="P12">Status:</text:p>
          </table:table-cell>
          <table:table-cell table:style-name="Table1.A7" office:value-type="string">
            <text:p text:style-name="P14">( <text:s/>) Passed</text:p>
          </table:table-cell>
          <table:table-cell table:style-name="Table1.A7" office:value-type="string">
            <text:p text:style-name="P4">( <text:s/>) Failed</text:p>
          </table:table-cell>
          <table:table-cell table:style-name="Table1.A7" office:value-type="string">
            <text:p text:style-name="P4">( <text:s/>) Blocked</text:p>
          </table:table-cell>
          <table:table-cell table:style-name="Table1.B2" office:value-type="string">
            <text:p text:style-name="Standard"><text:span text:style-name="T1">( <text:s/>) </text:span><text:span text:style-name="T1">Error</text:span></text:p>
          </table:table-cell>
        </table:table-row>
        <table:table-row>
          <table:table-cell table:style-name="Table1.A7" office:value-type="string">
            <text:p text:style-name="P12">Severity:</text:p>
          </table:table-cell>
          <table:table-cell table:style-name="Table1.A7" office:value-type="string">
            <text:p text:style-name="P14">( <text:s/>) Blocker</text:p>
          </table:table-cell>
          <table:table-cell table:style-name="Table1.A7" office:value-type="string">
            <text:p text:style-name="P14">( <text:s/>) Critical</text:p>
          </table:table-cell>
          <table:table-cell table:style-name="Table1.A7" office:value-type="string">
            <text:p text:style-name="P14">( <text:s/>) Major</text:p>
          </table:table-cell>
          <table:table-cell table:style-name="Table1.B2" office:value-type="string">
            <text:p text:style-name="P14">( <text:s/>) Minor</text:p>
          </table:table-cell>
        </table:table-row>
        <table:table-row>
          <table:table-cell table:style-name="Table1.A2" office:value-type="string">
            <text:p text:style-name="P12">Comment</text:p>
          </table:table-cell>
          <table:table-cell table:style-name="Table1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3">Elapsed: </text:p>
          </table:table-cell>
          <table:table-cell table:style-name="Table1.A7" office:value-type="string">
            <text:p text:style-name="P3">… <text:s text:c="2"/><text:span text:style-name="T1">min</text:span></text:p>
          </table:table-cell>
          <table:table-cell table:style-name="Table1.A7" office:value-type="string">
            <text:p text:style-name="Table_20_Contents"/>
          </table:table-cell>
          <table:table-cell table:style-name="Table1.A7" office:value-type="string">
            <text:p text:style-name="P5">Date and time:</text:p>
          </table:table-cell>
          <table:table-cell table:style-name="Table1.B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5">Tester name:</text:p>
          </table:table-cell>
          <table:table-cell table:style-name="Table1.A7" table:number-columns-spanned="2" office:value-type="string">
            <text:p text:style-name="P15"><text:s/></text:p>
          </table:table-cell>
          <table:covered-table-cell/>
          <table:table-cell table:style-name="Table1.A7" office:value-type="string">
            <text:p text:style-name="P5">Signature: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P4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Table_20_Contents"><text:span text:style-name="T1">Id</text:span> : <text:span text:style-name="T3">TC-</text:span><text:span text:style-name="T3">44.1.</text:span><text:span text:style-name="T3">2</text:span></text:p>
          </table:table-cell>
          <table:table-cell table:style-name="Table2.A1" office:value-type="string">
            <text:p text:style-name="Table_20_Contents"><text:span text:style-name="T1">Prog</text:span><text:span text:style-name="T1">. vers</text:span>: <text:span text:style-name="T3">1.0.0.0</text:span></text:p>
          </table:table-cell>
          <table:table-cell table:style-name="Table2.C1" table:number-columns-spanned="3" office:value-type="string">
            <text:p text:style-name="Table_20_Contents"><text:span text:style-name="T1">N</text:span>ame<text:span text:style-name="T1">: </text:span><text:span text:style-name="T3">Multilanguage (e</text:span><text:span text:style-name="T3">stonian) - </text:span><text:span text:style-name="T3">Add </text:span><text:span text:style-name="T3">customer</text:span><text:span text:style-name="T3"> card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2">Related requirement(s)</text:p>
          </table:table-cell>
          <table:table-cell table:style-name="Table2.B2" table:number-columns-spanned="4" office:value-type="string">
            <text:p text:style-name="Table_20_Contents"/>
            <text:p text:style-name="Table_20_Contents"/>
            <text:p text:style-name="Table_20_Contents">REQ50- Make POS system multilingual.</text:p>
            <text:p text:style-name="P14">Correctness of the translation of error messages for “Add new customer card”</text:p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2">Input that is used for the test to verify the functionality</text:p>
          </table:table-cell>
          <table:table-cell table:style-name="Table2.B2" table:number-columns-spanned="4" office:value-type="string">
            <text:p text:style-name="Table_20_Contents"/>
            <text:p text:style-name="Table_20_Contents"/>
            <text:p text:style-name="P14">Client Name: Hans Ray</text:p>
            <text:p text:style-name="P23"><text:span text:style-name="T1">V</text:span><text:span text:style-name="T1">alidity period: </text:span><text:span text:style-name="T1">minus 1 year</text:span></text:p>
            <text:p text:style-name="P23"><text:span text:style-name="T1">D</text:span><text:span text:style-name="T1">iscount: 0%, 11%, 26%</text:span></text:p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2">Steps performed during the verification process</text:p>
          </table:table-cell>
          <table:table-cell table:style-name="Table2.B2" table:number-columns-spanned="4" office:value-type="string">
            <text:p text:style-name="P14">1. Enter into system under your username and password.</text:p>
            <text:p text:style-name="P14">2. Choose in the menu "Add new customer card" (Lisa kliendi kaart).</text:p>
            <text:p text:style-name="P14">3. In the opened window: </text:p>
            <text:p text:style-name="P22">3.1 do not to choose client and press button "Create"</text:p>
            <text:p text:style-name="P22">3.2 choose the client (Hans Ray) and press button "Create"</text:p>
            <text:p text:style-name="P22">3.3 choose period minus 1 year and press button "Create"</text:p>
            <text:p text:style-name="P22">3.4. input discount 0%, 11%, 26% and press button "Create"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2">Expected results</text:p>
          </table:table-cell>
          <table:table-cell table:style-name="Table2.B2" table:number-columns-spanned="4" office:value-type="string">
            <text:p text:style-name="Table_20_Contents">Correct message/prevention:</text:p>
            <text:p text:style-name="P21">1. The client isn't chosen.</text:p>
            <text:p text:style-name="P21">2. The message that the client already has one card. Question, really you want to create one more card?</text:p>
            <text:p text:style-name="P21"><text:span text:style-name="T1">3. </text:span>The period of operation of the card can't be negative.</text:p>
            <text:p text:style-name="P21">4. Admissible values of discounts for cards of the client are entered not.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2">Post <text:span text:style-name="T1">c</text:span>onditions</text:p>
          </table:table-cell>
          <table:table-cell table:style-name="Table2.B2" table:number-columns-spanned="4" office:value-type="string">
            <text:p text:style-name="P14">None</text:p>
          </table:table-cell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12">Status:</text:p>
          </table:table-cell>
          <table:table-cell table:style-name="Table2.A7" office:value-type="string">
            <text:p text:style-name="P14">( <text:s/>) Passed</text:p>
          </table:table-cell>
          <table:table-cell table:style-name="Table2.A7" office:value-type="string">
            <text:p text:style-name="P4">( <text:s/>) Failed</text:p>
          </table:table-cell>
          <table:table-cell table:style-name="Table2.A7" office:value-type="string">
            <text:p text:style-name="P4">( <text:s/>) Blocked</text:p>
          </table:table-cell>
          <table:table-cell table:style-name="Table2.B2" office:value-type="string">
            <text:p text:style-name="Standard"><text:span text:style-name="T1">( <text:s/>) </text:span><text:span text:style-name="T1">Error</text:span></text:p>
          </table:table-cell>
        </table:table-row>
        <table:table-row>
          <table:table-cell table:style-name="Table2.A7" office:value-type="string">
            <text:p text:style-name="P12">Severity:</text:p>
          </table:table-cell>
          <table:table-cell table:style-name="Table2.A7" office:value-type="string">
            <text:p text:style-name="P14">( <text:s/>) Blocker</text:p>
          </table:table-cell>
          <table:table-cell table:style-name="Table2.A7" office:value-type="string">
            <text:p text:style-name="P14">( <text:s/>) Critical</text:p>
          </table:table-cell>
          <table:table-cell table:style-name="Table2.A7" office:value-type="string">
            <text:p text:style-name="P14">( <text:s/>) Major</text:p>
          </table:table-cell>
          <table:table-cell table:style-name="Table2.B2" office:value-type="string">
            <text:p text:style-name="P14">( <text:s/>) Minor</text:p>
          </table:table-cell>
        </table:table-row>
        <table:table-row>
          <table:table-cell table:style-name="Table2.A2" office:value-type="string">
            <text:p text:style-name="P12">Comment</text:p>
          </table:table-cell>
          <table:table-cell table:style-name="Table2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3">Elapsed: </text:p>
          </table:table-cell>
          <table:table-cell table:style-name="Table2.A7" office:value-type="string">
            <text:p text:style-name="P3">… <text:s text:c="2"/><text:span text:style-name="T1">min</text:span></text:p>
          </table:table-cell>
          <table:table-cell table:style-name="Table2.A7" office:value-type="string">
            <text:p text:style-name="Table_20_Contents"/>
          </table:table-cell>
          <table:table-cell table:style-name="Table2.A7" office:value-type="string">
            <text:p text:style-name="P5">Date and time:</text:p>
          </table:table-cell>
          <table:table-cell table:style-name="Table2.B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P15">Tester name:</text:p>
          </table:table-cell>
          <table:table-cell table:style-name="Table2.A7" table:number-columns-spanned="2" office:value-type="string">
            <text:p text:style-name="P15"><text:s/></text:p>
          </table:table-cell>
          <table:covered-table-cell/>
          <table:table-cell table:style-name="Table2.A7" office:value-type="string">
            <text:p text:style-name="P5">Signature:</text:p>
          </table:table-cell>
          <table:table-cell table:style-name="Table2.B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E"/>
        <table:table-row>
          <table:table-cell table:style-name="Table4.A1" office:value-type="string">
            <text:p text:style-name="Table_20_Contents"><text:span text:style-name="T1">Id</text:span> : <text:span text:style-name="T3">TC-</text:span><text:span text:style-name="T3">14</text:span><text:span text:style-name="T3">.</text:span><text:span text:style-name="T3">1</text:span><text:span text:style-name="T3">.</text:span><text:span text:style-name="T3">1</text:span></text:p>
          </table:table-cell>
          <table:table-cell table:style-name="Table4.A1" office:value-type="string">
            <text:p text:style-name="Table_20_Contents"><text:span text:style-name="T1">Prog</text:span><text:span text:style-name="T1">. vers</text:span>: <text:span text:style-name="T3">1.0.0.0</text:span></text:p>
          </table:table-cell>
          <table:table-cell table:style-name="Table4.C1" table:number-columns-spanned="3" office:value-type="string">
            <text:p text:style-name="Table_20_Contents"><text:span text:style-name="T1">N</text:span>ame<text:span text:style-name="T1">: </text:span><text:span text:style-name="T3">Add a new user</text:span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2">Related requirement(s)</text:p>
          </table:table-cell>
          <table:table-cell table:style-name="Table4.B2" table:number-columns-spanned="4" office:value-type="string">
            <text:p text:style-name="Table_20_Contents"/>
            <text:p text:style-name="Table_20_Contents">REQ12 - Make it possible to add a new user. </text:p>
            <text:p text:style-name="Table_20_Contents">REQ14 - Implement login functions.</text:p>
            <text:p text:style-name="Table_20_Contents">REQ25 - Change the user personal data.</text:p>
            <text:p text:style-name="Table_20_Contents">REQ26 - The user can change their own password.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2">Input that is used for the test to verify the functionality</text:p>
          </table:table-cell>
          <table:table-cell table:style-name="Table4.B2" table:number-columns-spanned="4" office:value-type="string">
            <text:p text:style-name="Table_20_Contents">Name = ''Anna''</text:p>
            <text:p text:style-name="Table_20_Contents">Surname = ''Karenina''</text:p>
            <text:p text:style-name="Table_20_Contents">Date of Birth = 01.01.1873</text:p>
            <text:p text:style-name="Table_20_Contents">marital status = Single</text:p>
            <text:p text:style-name="Table_20_Contents">contact address = '' ''</text:p>
            <text:p text:style-name="Table_20_Contents">phone = 555 5555</text:p>
            <text:p text:style-name="Table_20_Contents">photos = </text:p>
            <text:p text:style-name="Table_20_Contents">biography = </text:p>
            <text:p text:style-name="Table_20_Contents">hobbies = </text:p>
            <text:p text:style-name="Table_20_Contents">new password = ''testpassword'' 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2">Steps performed during the verification process</text:p>
          </table:table-cell>
          <table:table-cell table:style-name="Table4.B2" table:number-columns-spanned="4" office:value-type="string">
            <text:p text:style-name="P14">1. Administrator creates a new user by pressing “new user” button and enters username for the new user (first letter of firstname + surname).</text:p>
            <text:p text:style-name="P14">2. System generates an initial password for the new user. </text:p>
            <text:p text:style-name="P14">3. Administrator passes this information (username and initial password) to the new user. </text:p>
            <text:p text:style-name="P14">4. New user logs in for the first time and fills in their profile information:</text:p>
            <text:p text:style-name="P22">4.1. Name</text:p>
            <text:p text:style-name="P22">4.2. Surname</text:p>
            <text:p text:style-name="P22">4.3. Date of Birth</text:p>
            <text:p text:style-name="P22">4.4. marital status</text:p>
            <text:p text:style-name="P22">4.5. contact address</text:p>
            <text:p text:style-name="P22">4.6. new password</text:p>
            <text:p text:style-name="P22">4.7. phone number</text:p>
            <text:p text:style-name="P24">5. User presses “Send” button.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2">Expected results</text:p>
          </table:table-cell>
          <table:table-cell table:style-name="Table4.B2" table:number-columns-spanned="4" office:value-type="string">
            <text:p text:style-name="Table_20_Contents">1. System informs user that he/she has to change their Date of Birth to something more realistic and that their contact address textfield can't be empty.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2">Post <text:span text:style-name="T1">c</text:span>onditions</text:p>
          </table:table-cell>
          <table:table-cell table:style-name="Table4.B2" table:number-columns-spanned="4" office:value-type="string">
            <text:p text:style-name="P14">None</text:p>
          </table:table-cell>
          <table:covered-table-cell/>
          <table:covered-table-cell/>
          <table:covered-table-cell/>
        </table:table-row>
        <table:table-row>
          <table:table-cell table:style-name="Table4.A7" office:value-type="string">
            <text:p text:style-name="P12">Status:</text:p>
          </table:table-cell>
          <table:table-cell table:style-name="Table4.A7" office:value-type="string">
            <text:p text:style-name="P14">( <text:s/>) Passed</text:p>
          </table:table-cell>
          <table:table-cell table:style-name="Table4.A7" office:value-type="string">
            <text:p text:style-name="P4">( <text:s/>) Failed</text:p>
          </table:table-cell>
          <table:table-cell table:style-name="Table4.A7" office:value-type="string">
            <text:p text:style-name="P4">( <text:s/>) Blocked</text:p>
          </table:table-cell>
          <table:table-cell table:style-name="Table4.B2" office:value-type="string">
            <text:p text:style-name="Standard"><text:span text:style-name="T1">( <text:s/>) </text:span><text:span text:style-name="T1">Error</text:span></text:p>
          </table:table-cell>
        </table:table-row>
        <table:table-row>
          <table:table-cell table:style-name="Table4.A7" office:value-type="string">
            <text:p text:style-name="P12">Severity:</text:p>
          </table:table-cell>
          <table:table-cell table:style-name="Table4.A7" office:value-type="string">
            <text:p text:style-name="P14">( <text:s/>) Blocker</text:p>
          </table:table-cell>
          <table:table-cell table:style-name="Table4.A7" office:value-type="string">
            <text:p text:style-name="P14">( <text:s/>) Critical</text:p>
          </table:table-cell>
          <table:table-cell table:style-name="Table4.A7" office:value-type="string">
            <text:p text:style-name="P14">( <text:s/>) Major</text:p>
          </table:table-cell>
          <table:table-cell table:style-name="Table4.B2" office:value-type="string">
            <text:p text:style-name="P14">( <text:s/>) Minor</text:p>
          </table:table-cell>
        </table:table-row>
        <table:table-row>
          <table:table-cell table:style-name="Table4.A2" office:value-type="string">
            <text:p text:style-name="P12">Comment</text:p>
          </table:table-cell>
          <table:table-cell table:style-name="Table4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3">Elapsed: </text:p>
          </table:table-cell>
          <table:table-cell table:style-name="Table4.A7" office:value-type="string">
            <text:p text:style-name="P3">… <text:s text:c="2"/><text:span text:style-name="T1">min</text:span></text:p>
          </table:table-cell>
          <table:table-cell table:style-name="Table4.A7" office:value-type="string">
            <text:p text:style-name="Table_20_Contents"/>
          </table:table-cell>
          <table:table-cell table:style-name="Table4.A7" office:value-type="string">
            <text:p text:style-name="P5">Date and time:</text:p>
          </table:table-cell>
          <table:table-cell table:style-name="Table4.B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P15">Tester name:</text:p>
          </table:table-cell>
          <table:table-cell table:style-name="Table4.A7" table:number-columns-spanned="2" office:value-type="string">
            <text:p text:style-name="P15"><text:s/></text:p>
          </table:table-cell>
          <table:covered-table-cell/>
          <table:table-cell table:style-name="Table4.A7" office:value-type="string">
            <text:p text:style-name="P5">Signature:</text:p>
          </table:table-cell>
          <table:table-cell table:style-name="Table4.B2" office:value-type="string">
            <text:p text:style-name="Standard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Table_20_Contents"><text:span text:style-name="T1">Id</text:span> : <text:span text:style-name="T3">TC-</text:span><text:span text:style-name="T3">14</text:span><text:span text:style-name="T3">.</text:span><text:span text:style-name="T3">1</text:span><text:span text:style-name="T3">.</text:span><text:span text:style-name="T3">2</text:span></text:p>
          </table:table-cell>
          <table:table-cell table:style-name="Table5.A1" office:value-type="string">
            <text:p text:style-name="Table_20_Contents"><text:span text:style-name="T1">Prog</text:span><text:span text:style-name="T1">. vers</text:span>: <text:span text:style-name="T3">1.0.0.0</text:span></text:p>
          </table:table-cell>
          <table:table-cell table:style-name="Table5.C1" table:number-columns-spanned="3" office:value-type="string">
            <text:p text:style-name="Table_20_Contents"><text:span text:style-name="T1">N</text:span>ame<text:span text:style-name="T1">: </text:span><text:span text:style-name="T3">Add a new user</text:span>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12">Related requirement(s)</text:p>
          </table:table-cell>
          <table:table-cell table:style-name="Table5.B2" table:number-columns-spanned="4" office:value-type="string">
            <text:p text:style-name="Table_20_Contents"/>
            <text:p text:style-name="Table_20_Contents">REQ12 - Make it possible to add a new user. </text:p>
            <text:p text:style-name="Table_20_Contents">REQ14 - Implement login functions.</text:p>
            <text:p text:style-name="Table_20_Contents">REQ25 - Change the user personal data.</text:p>
            <text:p text:style-name="Table_20_Contents">REQ26 - The user can change their own password.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2">Input that is used for the test to verify the functionality</text:p>
          </table:table-cell>
          <table:table-cell table:style-name="Table5.B2" table:number-columns-spanned="4" office:value-type="string">
            <text:p text:style-name="Table_20_Contents">Name = ''Anna''</text:p>
            <text:p text:style-name="Table_20_Contents">Surname = ''Karenina''</text:p>
            <text:p text:style-name="Table_20_Contents">Date of Birth = 01.01.1990</text:p>
            <text:p text:style-name="Table_20_Contents">marital status = Single</text:p>
            <text:p text:style-name="Table_20_Contents">contact address = ''Ülikooli 18, 50090 Tartu''</text:p>
            <text:p text:style-name="Table_20_Contents">phone = 555 5555</text:p>
            <text:p text:style-name="Table_20_Contents">photos = </text:p>
            <text:p text:style-name="Table_20_Contents">biography = </text:p>
            <text:p text:style-name="Table_20_Contents">hobbies = </text:p>
            <text:p text:style-name="Table_20_Contents">new password = ''testpassword'' 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2">Steps performed during the verification process</text:p>
          </table:table-cell>
          <table:table-cell table:style-name="Table5.B2" table:number-columns-spanned="4" office:value-type="string">
            <text:p text:style-name="P14">1. Administrator creates a new user by pressing “new user” button and enters username for the new user (first letter of firstname + surname).</text:p>
            <text:p text:style-name="P14">2. System generates an initial password for the new user. </text:p>
            <text:p text:style-name="P14">3. Administrator passes this information (username and initial password) to the new user. </text:p>
            <text:p text:style-name="P14">4. New user logs in for the first time and fills in their profile information:</text:p>
            <text:p text:style-name="P22">4.1. Name</text:p>
            <text:p text:style-name="P22">4.2. Surname</text:p>
            <text:p text:style-name="P22">4.3. Date of Birth</text:p>
            <text:p text:style-name="P22">4.4. marital status</text:p>
            <text:p text:style-name="P22">4.5. contact address</text:p>
            <text:p text:style-name="P22">4.6. new password</text:p>
            <text:p text:style-name="P24">5. User presses “Send” button.</text:p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2">Expected results</text:p>
          </table:table-cell>
          <table:table-cell table:style-name="Table5.B2" table:number-columns-spanned="4" office:value-type="string">
            <text:p text:style-name="Table_20_Contents">1. System informs the user that the information was accepted and successfully saved to the database.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2">Post <text:span text:style-name="T1">c</text:span>onditions</text:p>
          </table:table-cell>
          <table:table-cell table:style-name="Table5.B2" table:number-columns-spanned="4" office:value-type="string">
            <text:p text:style-name="P14">None</text:p>
          </table:table-cell>
          <table:covered-table-cell/>
          <table:covered-table-cell/>
          <table:covered-table-cell/>
        </table:table-row>
        <table:table-row>
          <table:table-cell table:style-name="Table5.A7" office:value-type="string">
            <text:p text:style-name="P12">Status:</text:p>
          </table:table-cell>
          <table:table-cell table:style-name="Table5.A7" office:value-type="string">
            <text:p text:style-name="P14">( <text:s/>) Passed</text:p>
          </table:table-cell>
          <table:table-cell table:style-name="Table5.A7" office:value-type="string">
            <text:p text:style-name="P4">( <text:s/>) Failed</text:p>
          </table:table-cell>
          <table:table-cell table:style-name="Table5.A7" office:value-type="string">
            <text:p text:style-name="P4">( <text:s/>) Blocked</text:p>
          </table:table-cell>
          <table:table-cell table:style-name="Table5.B2" office:value-type="string">
            <text:p text:style-name="Standard"><text:span text:style-name="T1">( <text:s/>) </text:span><text:span text:style-name="T1">Error</text:span></text:p>
          </table:table-cell>
        </table:table-row>
        <table:table-row>
          <table:table-cell table:style-name="Table5.A7" office:value-type="string">
            <text:p text:style-name="P12">Severity:</text:p>
          </table:table-cell>
          <table:table-cell table:style-name="Table5.A7" office:value-type="string">
            <text:p text:style-name="P14">( <text:s/>) Blocker</text:p>
          </table:table-cell>
          <table:table-cell table:style-name="Table5.A7" office:value-type="string">
            <text:p text:style-name="P14">( <text:s/>) Critical</text:p>
          </table:table-cell>
          <table:table-cell table:style-name="Table5.A7" office:value-type="string">
            <text:p text:style-name="P14">( <text:s/>) Major</text:p>
          </table:table-cell>
          <table:table-cell table:style-name="Table5.B2" office:value-type="string">
            <text:p text:style-name="P14">( <text:s/>) Minor</text:p>
          </table:table-cell>
        </table:table-row>
        <table:table-row>
          <table:table-cell table:style-name="Table5.A2" office:value-type="string">
            <text:p text:style-name="P12">Comment</text:p>
          </table:table-cell>
          <table:table-cell table:style-name="Table5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3">Elapsed: </text:p>
          </table:table-cell>
          <table:table-cell table:style-name="Table5.A7" office:value-type="string">
            <text:p text:style-name="P3">… <text:s text:c="2"/><text:span text:style-name="T1">min</text:span></text:p>
          </table:table-cell>
          <table:table-cell table:style-name="Table5.A7" office:value-type="string">
            <text:p text:style-name="Table_20_Contents"/>
          </table:table-cell>
          <table:table-cell table:style-name="Table5.A7" office:value-type="string">
            <text:p text:style-name="P5">Date and time:</text:p>
          </table:table-cell>
          <table:table-cell table:style-name="Table5.B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P15">Tester name:</text:p>
          </table:table-cell>
          <table:table-cell table:style-name="Table5.A7" table:number-columns-spanned="2" office:value-type="string">
            <text:p text:style-name="P15"><text:s/></text:p>
          </table:table-cell>
          <table:covered-table-cell/>
          <table:table-cell table:style-name="Table5.A7" office:value-type="string">
            <text:p text:style-name="P5">Signature:</text:p>
          </table:table-cell>
          <table:table-cell table:style-name="Table5.B2" office:value-type="string">
            <text:p text:style-name="Standard"/>
          </table:table-cell>
        </table:table-row>
      </table:table>
      <text:p text:style-name="Standard"/>
      <table:table table:name="Table6" table:style-name="Table6">
        <table:table-column table:style-name="Table6.A" table:number-columns-repeated="5"/>
        <table:table-row>
          <table:table-cell table:style-name="Table6.A1" office:value-type="string">
            <text:p text:style-name="Table_20_Contents"><text:span text:style-name="T1">Id</text:span> : <text:span text:style-name="T3">TC-</text:span><text:span text:style-name="T3">14</text:span><text:span text:style-name="T3">.</text:span><text:span text:style-name="T3">1</text:span><text:span text:style-name="T3">.</text:span><text:span text:style-name="T3">3</text:span></text:p>
          </table:table-cell>
          <table:table-cell table:style-name="Table6.A1" office:value-type="string">
            <text:p text:style-name="Table_20_Contents"><text:span text:style-name="T1">Prog</text:span><text:span text:style-name="T1">. vers</text:span>: <text:span text:style-name="T3">1.0.0.0</text:span></text:p>
          </table:table-cell>
          <table:table-cell table:style-name="Table6.C1" table:number-columns-spanned="3" office:value-type="string">
            <text:p text:style-name="Table_20_Contents"><text:span text:style-name="T1">N</text:span>ame<text:span text:style-name="T1">: </text:span><text:span text:style-name="T3">Add a new user</text:span>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12">Related requirement(s)</text:p>
          </table:table-cell>
          <table:table-cell table:style-name="Table6.B2" table:number-columns-spanned="4" office:value-type="string">
            <text:p text:style-name="Table_20_Contents"/>
            <text:p text:style-name="Table_20_Contents">REQ12 - Make it possible to add a new user. </text:p>
            <text:p text:style-name="Table_20_Contents">REQ14 - Implement login functions.</text:p>
            <text:p text:style-name="Table_20_Contents">REQ25 - Change the user personal data.</text:p>
            <text:p text:style-name="Table_20_Contents">REQ26 - The user can change their own password.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12">Input that is used for the test to verify the functionality</text:p>
          </table:table-cell>
          <table:table-cell table:style-name="Table6.B2" table:number-columns-spanned="4" office:value-type="string">
            <text:p text:style-name="Table_20_Contents">Name = </text:p>
            <text:p text:style-name="Table_20_Contents">Surname = </text:p>
            <text:p text:style-name="Table_20_Contents">Date of Birth = 01.01.1990</text:p>
            <text:p text:style-name="Table_20_Contents">marital status = </text:p>
            <text:p text:style-name="Table_20_Contents">contact address = ''Ülikooli 18, 50090 Tartu''</text:p>
            <text:p text:style-name="Table_20_Contents">phone = 555 55</text:p>
            <text:p text:style-name="Table_20_Contents">photos = </text:p>
            <text:p text:style-name="Table_20_Contents">biography = </text:p>
            <text:p text:style-name="Table_20_Contents">hobbies = </text:p>
            <text:p text:style-name="Table_20_Contents">new password = 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12">Steps performed during the verification process</text:p>
          </table:table-cell>
          <table:table-cell table:style-name="Table6.B2" table:number-columns-spanned="4" office:value-type="string">
            <text:p text:style-name="P14">1. Administrator creates a new user by pressing “new user” button and enters username for the new user (first letter of firstname + surname).</text:p>
            <text:p text:style-name="P14">2. System generates an initial password for the new user. </text:p>
            <text:p text:style-name="P14">3. Administrator passes this information (username and initial password) to the new user. </text:p>
            <text:p text:style-name="P14">4. New user logs in for the first time and fills in their profile information:</text:p>
            <text:p text:style-name="P22">4.1. Date of Birth</text:p>
            <text:p text:style-name="P22">4.2. contact address</text:p>
            <text:p text:style-name="P22">4.3. phone number</text:p>
            <text:p text:style-name="P24">5. User presses “Send” button.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12">Expected results</text:p>
          </table:table-cell>
          <table:table-cell table:style-name="Table6.B2" table:number-columns-spanned="4" office:value-type="string">
            <text:p text:style-name="Table_20_Contents">1. System informs the user that he/she must fill in required fields Name, Surname.</text:p>
            <text:p text:style-name="Table_20_Contents">2. System informs the user that the provided phone number was incorrect.</text:p>
            <text:p text:style-name="Table_20_Contents">3. System informs the user that he/she must change the initial password before continuing.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12">Post <text:span text:style-name="T1">c</text:span>onditions</text:p>
          </table:table-cell>
          <table:table-cell table:style-name="Table6.B2" table:number-columns-spanned="4" office:value-type="string">
            <text:p text:style-name="P14">None</text:p>
          </table:table-cell>
          <table:covered-table-cell/>
          <table:covered-table-cell/>
          <table:covered-table-cell/>
        </table:table-row>
        <table:table-row>
          <table:table-cell table:style-name="Table6.A7" office:value-type="string">
            <text:p text:style-name="P12">Status:</text:p>
          </table:table-cell>
          <table:table-cell table:style-name="Table6.A7" office:value-type="string">
            <text:p text:style-name="P14">( <text:s/>) Passed</text:p>
          </table:table-cell>
          <table:table-cell table:style-name="Table6.A7" office:value-type="string">
            <text:p text:style-name="P4">( <text:s/>) Failed</text:p>
          </table:table-cell>
          <table:table-cell table:style-name="Table6.A7" office:value-type="string">
            <text:p text:style-name="P4">( <text:s/>) Blocked</text:p>
          </table:table-cell>
          <table:table-cell table:style-name="Table6.B2" office:value-type="string">
            <text:p text:style-name="Standard"><text:span text:style-name="T1">( <text:s/>) </text:span><text:span text:style-name="T1">Error</text:span></text:p>
          </table:table-cell>
        </table:table-row>
        <table:table-row>
          <table:table-cell table:style-name="Table6.A7" office:value-type="string">
            <text:p text:style-name="P12">Severity:</text:p>
          </table:table-cell>
          <table:table-cell table:style-name="Table6.A7" office:value-type="string">
            <text:p text:style-name="P14">( <text:s/>) Blocker</text:p>
          </table:table-cell>
          <table:table-cell table:style-name="Table6.A7" office:value-type="string">
            <text:p text:style-name="P14">( <text:s/>) Critical</text:p>
          </table:table-cell>
          <table:table-cell table:style-name="Table6.A7" office:value-type="string">
            <text:p text:style-name="P14">( <text:s/>) Major</text:p>
          </table:table-cell>
          <table:table-cell table:style-name="Table6.B2" office:value-type="string">
            <text:p text:style-name="P14">( <text:s/>) Minor</text:p>
          </table:table-cell>
        </table:table-row>
        <table:table-row>
          <table:table-cell table:style-name="Table6.A2" office:value-type="string">
            <text:p text:style-name="P12">Comment</text:p>
          </table:table-cell>
          <table:table-cell table:style-name="Table6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13">Elapsed: </text:p>
          </table:table-cell>
          <table:table-cell table:style-name="Table6.A7" office:value-type="string">
            <text:p text:style-name="P3">… <text:s text:c="2"/><text:span text:style-name="T1">min</text:span></text:p>
          </table:table-cell>
          <table:table-cell table:style-name="Table6.A7" office:value-type="string">
            <text:p text:style-name="Table_20_Contents"/>
          </table:table-cell>
          <table:table-cell table:style-name="Table6.A7" office:value-type="string">
            <text:p text:style-name="P5">Date and time:</text:p>
          </table:table-cell>
          <table:table-cell table:style-name="Table6.B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P15">Tester name:</text:p>
          </table:table-cell>
          <table:table-cell table:style-name="Table6.A7" table:number-columns-spanned="2" office:value-type="string">
            <text:p text:style-name="P15"><text:s/></text:p>
          </table:table-cell>
          <table:covered-table-cell/>
          <table:table-cell table:style-name="Table6.A7" office:value-type="string">
            <text:p text:style-name="P5">Signature:</text:p>
          </table:table-cell>
          <table:table-cell table:style-name="Table6.B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Table_20_Contents"><text:span text:style-name="T1">Id</text:span> : <text:span text:style-name="T3">TC-</text:span><text:span text:style-name="T3">14</text:span><text:span text:style-name="T3">.</text:span><text:span text:style-name="T3">1</text:span><text:span text:style-name="T3">.</text:span><text:span text:style-name="T3">4</text:span></text:p>
          </table:table-cell>
          <table:table-cell table:style-name="Table7.A1" office:value-type="string">
            <text:p text:style-name="Table_20_Contents"><text:span text:style-name="T1">Prog</text:span><text:span text:style-name="T1">. vers</text:span>: <text:span text:style-name="T3">1.0.0.0</text:span></text:p>
          </table:table-cell>
          <table:table-cell table:style-name="Table7.C1" table:number-columns-spanned="3" office:value-type="string">
            <text:p text:style-name="Table_20_Contents"><text:span text:style-name="T1">N</text:span>ame<text:span text:style-name="T1">: </text:span><text:span text:style-name="T3">Add a new user</text:span>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12">Related requirement(s)</text:p>
          </table:table-cell>
          <table:table-cell table:style-name="Table7.B2" table:number-columns-spanned="4" office:value-type="string">
            <text:p text:style-name="Table_20_Contents">REQ12 - Make it possible to add a new user. </text:p>
            <text:p text:style-name="Table_20_Contents">REQ14 - Implement login functions.</text:p>
            <text:p text:style-name="Table_20_Contents">REQ25 - Change the user personal data.</text:p>
            <text:p text:style-name="Table_20_Contents">REQ26 - The user can change their own password.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2">Input that is used for the test to verify the functionality</text:p>
          </table:table-cell>
          <table:table-cell table:style-name="Table7.B2" table:number-columns-spanned="4" office:value-type="string">
            <text:p text:style-name="Table_20_Contents">Name = ''Anna''</text:p>
            <text:p text:style-name="Table_20_Contents">Surname = ''Karenina''</text:p>
            <text:p text:style-name="Table_20_Contents">Date of Birth = 01.01.1990</text:p>
            <text:p text:style-name="Table_20_Contents">marital status = Single</text:p>
            <text:p text:style-name="Table_20_Contents">contact address = ''Ülikooli 18, 50090 Tartu''</text:p>
            <text:p text:style-name="Table_20_Contents">phone = 555 5555</text:p>
            <text:p text:style-name="Table_20_Contents">photos = summer.jpg</text:p>
            <text:p text:style-name="Table_20_Contents">biography = ''Anna Karenina is a novel by the Russian writer Leo Tolstoy, published in serial installments from 1873 to 1877 in the periodical The Russian Messenger.''</text:p>
            <text:p text:style-name="Table_20_Contents">hobbies = cooking, writing</text:p>
            <text:p text:style-name="Table_20_Contents">new password = ''testpassword''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2">Steps performed during the verification process</text:p>
          </table:table-cell>
          <table:table-cell table:style-name="Table7.B2" table:number-columns-spanned="4" office:value-type="string">
            <text:p text:style-name="P14">1. Administrator creates a new user by pressing “new user” button and enters username for the new user (first letter of firstname + surname).</text:p>
            <text:p text:style-name="P14">2. System generates an initial password for the new user. </text:p>
            <text:p text:style-name="P14">3. Administrator passes this information (username and initial password) to the new user. </text:p>
            <text:p text:style-name="P14">4. New user logs in for the first time and fills in their profile information:</text:p>
            <text:p text:style-name="P22">4.1. Name</text:p>
            <text:p text:style-name="P22">4.2. Surname</text:p>
            <text:p text:style-name="P22">4.3. Date of Birth</text:p>
            <text:p text:style-name="P22">4.4. marital status</text:p>
            <text:p text:style-name="P22">4.5. contact address</text:p>
            <text:p text:style-name="P22">4.6. phone number</text:p>
            <text:p text:style-name="P22">4.7. uploads photo </text:p>
            <text:p text:style-name="P22">4.8. fills in their biography, hobbies</text:p>
            <text:p text:style-name="P22">4.9. new password</text:p>
            <text:p text:style-name="P24">5. User presses “Send” button.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2">Expected results</text:p>
          </table:table-cell>
          <table:table-cell table:style-name="Table7.B2" table:number-columns-spanned="4" office:value-type="string">
            <text:p text:style-name="Table_20_Contents">1. System informs the user that he/she must fill in required fields Name, Surname.</text:p>
            <text:p text:style-name="Table_20_Contents">2. System informs the user that the provided phone number was incorrect.</text:p>
            <text:p text:style-name="Table_20_Contents">3. System informs the user that he/she must change the initial password before continuing.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2">Post <text:span text:style-name="T1">c</text:span>onditions</text:p>
          </table:table-cell>
          <table:table-cell table:style-name="Table7.B2" table:number-columns-spanned="4" office:value-type="string">
            <text:p text:style-name="P14">None</text:p>
          </table:table-cell>
          <table:covered-table-cell/>
          <table:covered-table-cell/>
          <table:covered-table-cell/>
        </table:table-row>
        <table:table-row>
          <table:table-cell table:style-name="Table7.A7" office:value-type="string">
            <text:p text:style-name="P12">Status:</text:p>
          </table:table-cell>
          <table:table-cell table:style-name="Table7.A7" office:value-type="string">
            <text:p text:style-name="P14">( <text:s/>) Passed</text:p>
          </table:table-cell>
          <table:table-cell table:style-name="Table7.A7" office:value-type="string">
            <text:p text:style-name="P4">( <text:s/>) Failed</text:p>
          </table:table-cell>
          <table:table-cell table:style-name="Table7.A7" office:value-type="string">
            <text:p text:style-name="P4">( <text:s/>) Blocked</text:p>
          </table:table-cell>
          <table:table-cell table:style-name="Table7.B2" office:value-type="string">
            <text:p text:style-name="Standard"><text:span text:style-name="T1">( <text:s/>) </text:span><text:span text:style-name="T1">Error</text:span></text:p>
          </table:table-cell>
        </table:table-row>
        <table:table-row>
          <table:table-cell table:style-name="Table7.A7" office:value-type="string">
            <text:p text:style-name="P12">Severity:</text:p>
          </table:table-cell>
          <table:table-cell table:style-name="Table7.A7" office:value-type="string">
            <text:p text:style-name="P14">( <text:s/>) Blocker</text:p>
          </table:table-cell>
          <table:table-cell table:style-name="Table7.A7" office:value-type="string">
            <text:p text:style-name="P14">( <text:s/>) Critical</text:p>
          </table:table-cell>
          <table:table-cell table:style-name="Table7.A7" office:value-type="string">
            <text:p text:style-name="P14">( <text:s/>) Major</text:p>
          </table:table-cell>
          <table:table-cell table:style-name="Table7.B2" office:value-type="string">
            <text:p text:style-name="P14">( <text:s/>) Minor</text:p>
          </table:table-cell>
        </table:table-row>
        <table:table-row>
          <table:table-cell table:style-name="Table7.A2" office:value-type="string">
            <text:p text:style-name="P12">Comment</text:p>
          </table:table-cell>
          <table:table-cell table:style-name="Table7.B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3">Elapsed: </text:p>
          </table:table-cell>
          <table:table-cell table:style-name="Table7.A7" office:value-type="string">
            <text:p text:style-name="P3">… <text:s text:c="2"/><text:span text:style-name="T1">min</text:span></text:p>
          </table:table-cell>
          <table:table-cell table:style-name="Table7.A7" office:value-type="string">
            <text:p text:style-name="Table_20_Contents"/>
          </table:table-cell>
          <table:table-cell table:style-name="Table7.A7" office:value-type="string">
            <text:p text:style-name="P5">Date and time:</text:p>
          </table:table-cell>
          <table:table-cell table:style-name="Table7.B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P15">Tester name:</text:p>
          </table:table-cell>
          <table:table-cell table:style-name="Table7.A7" table:number-columns-spanned="2" office:value-type="string">
            <text:p text:style-name="P15"><text:s/></text:p>
          </table:table-cell>
          <table:covered-table-cell/>
          <table:table-cell table:style-name="Table7.A7" office:value-type="string">
            <text:p text:style-name="P5">Signature:</text:p>
          </table:table-cell>
          <table:table-cell table:style-name="Table7.B2" office:value-type="string">
            <text:p text:style-name="Standard"/>
          </table:table-cell>
        </table:table-row>
      </table:table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Table_20_Contents"><text:span text:style-name="T1">Id</text:span> : <text:span text:style-name="T3">TC-9.1.1</text:span></text:p>
          </table:table-cell>
          <table:table-cell table:style-name="Table3.A1" office:value-type="string">
            <text:p text:style-name="Table_20_Contents"><text:span text:style-name="T1">Prog. vers</text:span>: <text:span text:style-name="T3">1.0.0.0</text:span></text:p>
          </table:table-cell>
          <table:table-cell table:style-name="Table3.C1" table:number-columns-spanned="3" office:value-type="string">
            <text:p text:style-name="Table_20_Contents"><text:span text:style-name="T1">N</text:span>ame<text:span text:style-name="T1">: </text:span><text:span text:style-name="T3">Sale - Paying with a bank card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2">Related requirement(s)</text:p>
          </table:table-cell>
          <table:table-cell table:style-name="Table3.B2" table:number-columns-spanned="4" office:value-type="string">
            <text:p text:style-name="P16"/>
            <text:p text:style-name="P17"><text:span text:style-name="T1">REQ14</text:span><text:span text:style-name="T8"> - Implement login functions</text:span> </text:p>
            <text:p text:style-name="P17"><text:span text:style-name="T10">REQ20 - </text:span><text:span text:style-name="T4">Make POS system accept Bank cards.</text:span> </text:p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2">Input that is used for the test to verify the functionality</text:p>
          </table:table-cell>
          <table:table-cell table:style-name="Table3.B2" table:number-columns-spanned="4" office:value-type="string">
            <text:p text:style-name="Table_20_Contents"/>
            <text:p text:style-name="Table_20_Contents"/>
            <text:p text:style-name="P19">Correct PIN</text:p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2">Steps performed during the verification process</text:p>
          </table:table-cell>
          <table:table-cell table:style-name="Table3.B2" table:number-columns-spanned="4" office:value-type="string">
            <text:p text:style-name="P14">1. Enter into the system with your username and password.</text:p>
            <text:p text:style-name="P14">2. Choose in the menu "Open invoices"</text:p>
            <text:p text:style-name="P14">3. Select the table in question.</text:p>
            <text:p text:style-name="P14">4. From the option menu select the payment method ''bank card''</text:p>
            <text:p text:style-name="P14">5. The customer inserts the card into the card reader</text:p>
            <text:p text:style-name="P14">6. He/she enters the PIN code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2">Expected results</text:p>
          </table:table-cell>
          <table:table-cell table:style-name="Table3.B2" table:number-columns-spanned="4" office:value-type="string">
            <text:p text:style-name="P19">The system must display what the customer has ordered, the total cost of the invoice and that the payment was a success.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2">Post <text:span text:style-name="T1">c</text:span>onditions</text:p>
          </table:table-cell>
          <table:table-cell table:style-name="Table3.B2" table:number-columns-spanned="4" office:value-type="string">
            <text:p text:style-name="P14">None</text:p>
          </table:table-cell>
          <table:covered-table-cell/>
          <table:covered-table-cell/>
          <table:covered-table-cell/>
        </table:table-row>
        <table:table-row>
          <table:table-cell table:style-name="Table3.A7" office:value-type="string">
            <text:p text:style-name="P12">Status:</text:p>
          </table:table-cell>
          <table:table-cell table:style-name="Table3.A7" office:value-type="string">
            <text:p text:style-name="P14">( <text:s/>) Passed</text:p>
          </table:table-cell>
          <table:table-cell table:style-name="Table3.A7" office:value-type="string">
            <text:p text:style-name="P4">( <text:s/>) Failed</text:p>
          </table:table-cell>
          <table:table-cell table:style-name="Table3.A7" office:value-type="string">
            <text:p text:style-name="P4">( <text:s/>) Blocked</text:p>
          </table:table-cell>
          <table:table-cell table:style-name="Table3.B2" office:value-type="string">
            <text:p text:style-name="P4">( <text:s/>) Error</text:p>
          </table:table-cell>
        </table:table-row>
        <table:table-row>
          <table:table-cell table:style-name="Table3.A7" office:value-type="string">
            <text:p text:style-name="P12">Severity:</text:p>
          </table:table-cell>
          <table:table-cell table:style-name="Table3.A7" office:value-type="string">
            <text:p text:style-name="P14">( <text:s/>) Blocker</text:p>
          </table:table-cell>
          <table:table-cell table:style-name="Table3.A7" office:value-type="string">
            <text:p text:style-name="P14">( <text:s/>) Critical</text:p>
          </table:table-cell>
          <table:table-cell table:style-name="Table3.A7" office:value-type="string">
            <text:p text:style-name="P14">( <text:s/>) Major</text:p>
          </table:table-cell>
          <table:table-cell table:style-name="Table3.B2" office:value-type="string">
            <text:p text:style-name="P14">( <text:s/>) Minor</text:p>
          </table:table-cell>
        </table:table-row>
        <table:table-row>
          <table:table-cell table:style-name="Table3.A2" office:value-type="string">
            <text:p text:style-name="P12">Comment</text:p>
          </table:table-cell>
          <table:table-cell table:style-name="Table3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3">Elapsed: </text:p>
          </table:table-cell>
          <table:table-cell table:style-name="Table3.A7" office:value-type="string">
            <text:p text:style-name="P3">… <text:s text:c="2"/><text:span text:style-name="T1">min</text:span></text:p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P5">Date and time:</text:p>
          </table:table-cell>
          <table:table-cell table:style-name="Table3.B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P15">Tester name:</text:p>
          </table:table-cell>
          <table:table-cell table:style-name="Table3.A7" table:number-columns-spanned="2" office:value-type="string">
            <text:p text:style-name="P15"><text:s/></text:p>
          </table:table-cell>
          <table:covered-table-cell/>
          <table:table-cell table:style-name="Table3.A7" office:value-type="string">
            <text:p text:style-name="P5">Signature:</text:p>
          </table:table-cell>
          <table:table-cell table:style-name="Table3.B2" office:value-type="string">
            <text:p text:style-name="Standard"/>
          </table:table-cell>
        </table:table-row>
      </table:table>
      <text:p text:style-name="Standard"/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Table_20_Contents"><text:span text:style-name="T1">Id</text:span> : <text:span text:style-name="T3">TC-9.1.2</text:span></text:p>
          </table:table-cell>
          <table:table-cell table:style-name="Table8.A1" office:value-type="string">
            <text:p text:style-name="Table_20_Contents"><text:span text:style-name="T1">Prog. vers</text:span>: <text:span text:style-name="T3">1.0.0.0</text:span></text:p>
          </table:table-cell>
          <table:table-cell table:style-name="Table8.C1" table:number-columns-spanned="3" office:value-type="string">
            <text:p text:style-name="Table_20_Contents"><text:span text:style-name="T1">N</text:span>ame<text:span text:style-name="T1">: </text:span><text:span text:style-name="T3">Sale - Paying with a bank card</text:span>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12">Related requirement(s)</text:p>
          </table:table-cell>
          <table:table-cell table:style-name="Table8.B2" table:number-columns-spanned="4" office:value-type="string">
            <text:p text:style-name="P16"/>
            <text:p text:style-name="P17"><text:span text:style-name="T1">REQ14</text:span><text:span text:style-name="T8"> - Implement login functions</text:span> </text:p>
            <text:p text:style-name="P17"><text:span text:style-name="T9">REQ20 - </text:span><text:span text:style-name="T4">Make POS system accept Bank cards. </text:span></text:p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2">Input that is used for the test to verify the functionality</text:p>
          </table:table-cell>
          <table:table-cell table:style-name="Table8.B2" table:number-columns-spanned="4" office:value-type="string">
            <text:p text:style-name="Table_20_Contents"/>
            <text:p text:style-name="Table_20_Contents"/>
            <text:p text:style-name="P14">Incorrect PIN</text:p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2">Steps performed during the verification process</text:p>
          </table:table-cell>
          <table:table-cell table:style-name="Table8.B2" table:number-columns-spanned="4" office:value-type="string">
            <text:p text:style-name="P14">1. Enter into the system with your username and password.</text:p>
            <text:p text:style-name="P14">2. Choose in the menu "Open invoices"</text:p>
            <text:p text:style-name="P14">3. Select the table in question.</text:p>
            <text:p text:style-name="P14">4. From the option menu select the payment method ''bank card''</text:p>
            <text:p text:style-name="P14">5. The customer inserts the card into the card reader</text:p>
            <text:p text:style-name="P14">6. He/she enters the PIN code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2">Expected results</text:p>
          </table:table-cell>
          <table:table-cell table:style-name="Table8.B2" table:number-columns-spanned="4" office:value-type="string">
            <text:p text:style-name="P19">The system must display that the entered PIN was incorrect an in 5 seconds the next attempt to enter the PIN can be performed.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2">Post <text:span text:style-name="T1">c</text:span>onditions</text:p>
          </table:table-cell>
          <table:table-cell table:style-name="Table8.B2" table:number-columns-spanned="4" office:value-type="string">
            <text:p text:style-name="P14">None</text:p>
          </table:table-cell>
          <table:covered-table-cell/>
          <table:covered-table-cell/>
          <table:covered-table-cell/>
        </table:table-row>
        <table:table-row>
          <table:table-cell table:style-name="Table8.A7" office:value-type="string">
            <text:p text:style-name="P12">Status:</text:p>
          </table:table-cell>
          <table:table-cell table:style-name="Table8.A7" office:value-type="string">
            <text:p text:style-name="P14">( <text:s/>) Passed</text:p>
          </table:table-cell>
          <table:table-cell table:style-name="Table8.A7" office:value-type="string">
            <text:p text:style-name="P4">( <text:s/>) Failed</text:p>
          </table:table-cell>
          <table:table-cell table:style-name="Table8.A7" office:value-type="string">
            <text:p text:style-name="P4">( <text:s/>) Blocked</text:p>
          </table:table-cell>
          <table:table-cell table:style-name="Table8.B2" office:value-type="string">
            <text:p text:style-name="P4">( <text:s/>) Error</text:p>
          </table:table-cell>
        </table:table-row>
        <table:table-row>
          <table:table-cell table:style-name="Table8.A7" office:value-type="string">
            <text:p text:style-name="P12">Severity:</text:p>
          </table:table-cell>
          <table:table-cell table:style-name="Table8.A7" office:value-type="string">
            <text:p text:style-name="P14">( <text:s/>) Blocker</text:p>
          </table:table-cell>
          <table:table-cell table:style-name="Table8.A7" office:value-type="string">
            <text:p text:style-name="P14">( <text:s/>) Critical</text:p>
          </table:table-cell>
          <table:table-cell table:style-name="Table8.A7" office:value-type="string">
            <text:p text:style-name="P14">( <text:s/>) Major</text:p>
          </table:table-cell>
          <table:table-cell table:style-name="Table8.B2" office:value-type="string">
            <text:p text:style-name="P14">( <text:s/>) Minor</text:p>
          </table:table-cell>
        </table:table-row>
        <table:table-row>
          <table:table-cell table:style-name="Table8.A2" office:value-type="string">
            <text:p text:style-name="P12">Comment</text:p>
          </table:table-cell>
          <table:table-cell table:style-name="Table8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3">Elapsed: </text:p>
          </table:table-cell>
          <table:table-cell table:style-name="Table8.A7" office:value-type="string">
            <text:p text:style-name="P3">… <text:s text:c="2"/><text:span text:style-name="T1">min</text:span></text:p>
          </table:table-cell>
          <table:table-cell table:style-name="Table8.A7" office:value-type="string">
            <text:p text:style-name="Table_20_Contents"/>
          </table:table-cell>
          <table:table-cell table:style-name="Table8.A7" office:value-type="string">
            <text:p text:style-name="P5">Date and time:</text:p>
          </table:table-cell>
          <table:table-cell table:style-name="Table8.B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P15">Tester name:</text:p>
          </table:table-cell>
          <table:table-cell table:style-name="Table8.A7" table:number-columns-spanned="2" office:value-type="string">
            <text:p text:style-name="P15"><text:s/></text:p>
          </table:table-cell>
          <table:covered-table-cell/>
          <table:table-cell table:style-name="Table8.A7" office:value-type="string">
            <text:p text:style-name="P5">Signature:</text:p>
          </table:table-cell>
          <table:table-cell table:style-name="Table8.B2" office:value-type="string">
            <text:p text:style-name="Standard"/>
          </table:table-cell>
        </table:table-row>
      </table:table>
      <text:p text:style-name="Standard"/>
      <table:table table:name="Table9" table:style-name="Table9">
        <table:table-column table:style-name="Table9.A" table:number-columns-repeated="5"/>
        <table:table-row>
          <table:table-cell table:style-name="Table9.A1" office:value-type="string">
            <text:p text:style-name="Table_20_Contents"><text:span text:style-name="T1">Id</text:span> : <text:span text:style-name="T3">TC-9.1.3</text:span></text:p>
          </table:table-cell>
          <table:table-cell table:style-name="Table9.A1" office:value-type="string">
            <text:p text:style-name="Table_20_Contents"><text:span text:style-name="T1">Prog. vers</text:span>: <text:span text:style-name="T3">1.0.0.0</text:span></text:p>
          </table:table-cell>
          <table:table-cell table:style-name="Table9.C1" table:number-columns-spanned="3" office:value-type="string">
            <text:p text:style-name="Table_20_Contents"><text:span text:style-name="T1">N</text:span>ame<text:span text:style-name="T1">: </text:span><text:span text:style-name="T3">Sale - Paying with a bank card</text:span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12">Related requirement(s)</text:p>
          </table:table-cell>
          <table:table-cell table:style-name="Table9.B2" table:number-columns-spanned="4" office:value-type="string">
            <text:p text:style-name="P16"/>
            <text:p text:style-name="P17"><text:span text:style-name="T1">REQ14</text:span><text:span text:style-name="T8"> - Implement login functions</text:span> </text:p>
            <text:p text:style-name="P17"><text:span text:style-name="T9">REQ20 - </text:span><text:span text:style-name="T4">Make POS system accept Bank cards. </text:span></text:p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12">Input that is used for the test to verify the functionality</text:p>
          </table:table-cell>
          <table:table-cell table:style-name="Table9.B2" table:number-columns-spanned="4" office:value-type="string">
            <text:p text:style-name="Table_20_Contents"/>
            <text:p text:style-name="Table_20_Contents"/>
            <text:p text:style-name="P14">Invalid bank card</text:p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12">Steps performed during the verification process</text:p>
          </table:table-cell>
          <table:table-cell table:style-name="Table9.B2" table:number-columns-spanned="4" office:value-type="string">
            <text:p text:style-name="P14">1. Enter into the system with your username and password.</text:p>
            <text:p text:style-name="P14">2. Choose in the menu "Open invoices"</text:p>
            <text:p text:style-name="P14">3. Select the table in question.</text:p>
            <text:p text:style-name="P14">4. From the option menu select the payment method ''bank card''</text:p>
            <text:p text:style-name="P14">5. The customer inserts the card into the card reader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12">Expected results</text:p>
          </table:table-cell>
          <table:table-cell table:style-name="Table9.B2" table:number-columns-spanned="4" office:value-type="string">
            <text:p text:style-name="P19">The system must display ''Card is not readable, please try again.''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12">Post <text:span text:style-name="T1">c</text:span>onditions</text:p>
          </table:table-cell>
          <table:table-cell table:style-name="Table9.B2" table:number-columns-spanned="4" office:value-type="string">
            <text:p text:style-name="P14">None</text:p>
          </table:table-cell>
          <table:covered-table-cell/>
          <table:covered-table-cell/>
          <table:covered-table-cell/>
        </table:table-row>
        <table:table-row>
          <table:table-cell table:style-name="Table9.A7" office:value-type="string">
            <text:p text:style-name="P12">Status:</text:p>
          </table:table-cell>
          <table:table-cell table:style-name="Table9.A7" office:value-type="string">
            <text:p text:style-name="P14">( <text:s/>) Passed</text:p>
          </table:table-cell>
          <table:table-cell table:style-name="Table9.A7" office:value-type="string">
            <text:p text:style-name="P4">( <text:s/>) Failed</text:p>
          </table:table-cell>
          <table:table-cell table:style-name="Table9.A7" office:value-type="string">
            <text:p text:style-name="P4">( <text:s/>) Blocked</text:p>
          </table:table-cell>
          <table:table-cell table:style-name="Table9.B2" office:value-type="string">
            <text:p text:style-name="P4">( <text:s/>) Error</text:p>
          </table:table-cell>
        </table:table-row>
        <table:table-row>
          <table:table-cell table:style-name="Table9.A7" office:value-type="string">
            <text:p text:style-name="P12">Severity:</text:p>
          </table:table-cell>
          <table:table-cell table:style-name="Table9.A7" office:value-type="string">
            <text:p text:style-name="P14">( <text:s/>) Blocker</text:p>
          </table:table-cell>
          <table:table-cell table:style-name="Table9.A7" office:value-type="string">
            <text:p text:style-name="P14">( <text:s/>) Critical</text:p>
          </table:table-cell>
          <table:table-cell table:style-name="Table9.A7" office:value-type="string">
            <text:p text:style-name="P14">( <text:s/>) Major</text:p>
          </table:table-cell>
          <table:table-cell table:style-name="Table9.B2" office:value-type="string">
            <text:p text:style-name="P14">( <text:s/>) Minor</text:p>
          </table:table-cell>
        </table:table-row>
        <table:table-row>
          <table:table-cell table:style-name="Table9.A2" office:value-type="string">
            <text:p text:style-name="P12">Comment</text:p>
          </table:table-cell>
          <table:table-cell table:style-name="Table9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13">Elapsed: </text:p>
          </table:table-cell>
          <table:table-cell table:style-name="Table9.A7" office:value-type="string">
            <text:p text:style-name="P3">… <text:s text:c="2"/><text:span text:style-name="T1">min</text:span></text:p>
          </table:table-cell>
          <table:table-cell table:style-name="Table9.A7" office:value-type="string">
            <text:p text:style-name="Table_20_Contents"/>
          </table:table-cell>
          <table:table-cell table:style-name="Table9.A7" office:value-type="string">
            <text:p text:style-name="P5">Date and time:</text:p>
          </table:table-cell>
          <table:table-cell table:style-name="Table9.B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P15">Tester name:</text:p>
          </table:table-cell>
          <table:table-cell table:style-name="Table9.A7" table:number-columns-spanned="2" office:value-type="string">
            <text:p text:style-name="P15"><text:s/></text:p>
          </table:table-cell>
          <table:covered-table-cell/>
          <table:table-cell table:style-name="Table9.A7" office:value-type="string">
            <text:p text:style-name="P5">Signature:</text:p>
          </table:table-cell>
          <table:table-cell table:style-name="Table9.B2" office:value-type="string">
            <text:p text:style-name="Standard"/>
          </table:table-cell>
        </table:table-row>
      </table:table>
      <text:p text:style-name="Standard"/>
      <table:table table:name="Table10" table:style-name="Table10">
        <table:table-column table:style-name="Table10.A" table:number-columns-repeated="5"/>
        <table:table-row>
          <table:table-cell table:style-name="Table10.A1" office:value-type="string">
            <text:p text:style-name="Table_20_Contents"><text:span text:style-name="T1">Id</text:span> : <text:span text:style-name="T3">TC-9.1.4</text:span></text:p>
          </table:table-cell>
          <table:table-cell table:style-name="Table10.A1" office:value-type="string">
            <text:p text:style-name="Table_20_Contents"><text:span text:style-name="T1">Prog. vers</text:span>: <text:span text:style-name="T3">1.0.0.0</text:span></text:p>
          </table:table-cell>
          <table:table-cell table:style-name="Table10.C1" table:number-columns-spanned="3" office:value-type="string">
            <text:p text:style-name="Table_20_Contents"><text:span text:style-name="T1">N</text:span>ame<text:span text:style-name="T1">: </text:span><text:span text:style-name="T3">Sale - Using a gift certificate</text:span>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12">Related requirement(s)</text:p>
          </table:table-cell>
          <table:table-cell table:style-name="Table10.B2" table:number-columns-spanned="4" office:value-type="string">
            <text:p text:style-name="P20"/>
            <text:p text:style-name="P17"><text:span text:style-name="T8">REQ14 - Implement login functions</text:span><text:span text:style-name="T9"> </text:span></text:p>
            <text:p text:style-name="P17"><text:span text:style-name="T9">REQ19 - <text:s/></text:span><text:span text:style-name="T4">Make POS system accept Gift cards.</text:span> </text:p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12">Input that is used for the test to verify the functionality</text:p>
          </table:table-cell>
          <table:table-cell table:style-name="Table10.B2" table:number-columns-spanned="4" office:value-type="string">
            <text:p text:style-name="Table_20_Contents"/>
            <text:p text:style-name="Table_20_Contents"/>
            <text:p text:style-name="P14">A valid gift certificate serial number </text:p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12">Steps performed during the verification process</text:p>
          </table:table-cell>
          <table:table-cell table:style-name="Table10.B2" table:number-columns-spanned="4" office:value-type="string">
            <text:p text:style-name="P14">1. Enter into the system with your username and password.</text:p>
            <text:p text:style-name="P14">2. Choose in the menu "Open invoices"</text:p>
            <text:p text:style-name="P14">3. Select the table in question.</text:p>
            <text:p text:style-name="P14">4. From the option menu select the payment method ''Use gift certificate''</text:p>
            <text:p text:style-name="P14">5. The waiter scans the gift certificate provided by the customer</text:p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12">Expected results</text:p>
          </table:table-cell>
          <table:table-cell table:style-name="Table10.B2" table:number-columns-spanned="4" office:value-type="string">
            <text:p text:style-name="P19">The value of the gift certificate will be subtracted from the bill.</text:p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12">Post <text:span text:style-name="T1">c</text:span>onditions</text:p>
          </table:table-cell>
          <table:table-cell table:style-name="Table10.B2" table:number-columns-spanned="4" office:value-type="string">
            <text:p text:style-name="P14">None</text:p>
          </table:table-cell>
          <table:covered-table-cell/>
          <table:covered-table-cell/>
          <table:covered-table-cell/>
        </table:table-row>
        <table:table-row>
          <table:table-cell table:style-name="Table10.A7" office:value-type="string">
            <text:p text:style-name="P12">Status:</text:p>
          </table:table-cell>
          <table:table-cell table:style-name="Table10.A7" office:value-type="string">
            <text:p text:style-name="P14">( <text:s/>) Passed</text:p>
          </table:table-cell>
          <table:table-cell table:style-name="Table10.A7" office:value-type="string">
            <text:p text:style-name="P4">( <text:s/>) Failed</text:p>
          </table:table-cell>
          <table:table-cell table:style-name="Table10.A7" office:value-type="string">
            <text:p text:style-name="P4">( <text:s/>) Blocked</text:p>
          </table:table-cell>
          <table:table-cell table:style-name="Table10.B2" office:value-type="string">
            <text:p text:style-name="P4">( <text:s/>) Error</text:p>
          </table:table-cell>
        </table:table-row>
        <table:table-row>
          <table:table-cell table:style-name="Table10.A7" office:value-type="string">
            <text:p text:style-name="P12">Severity:</text:p>
          </table:table-cell>
          <table:table-cell table:style-name="Table10.A7" office:value-type="string">
            <text:p text:style-name="P14">( <text:s/>) Blocker</text:p>
          </table:table-cell>
          <table:table-cell table:style-name="Table10.A7" office:value-type="string">
            <text:p text:style-name="P14">( <text:s/>) Critical</text:p>
          </table:table-cell>
          <table:table-cell table:style-name="Table10.A7" office:value-type="string">
            <text:p text:style-name="P14">( <text:s/>) Major</text:p>
          </table:table-cell>
          <table:table-cell table:style-name="Table10.B2" office:value-type="string">
            <text:p text:style-name="P14">( <text:s/>) Minor</text:p>
          </table:table-cell>
        </table:table-row>
        <table:table-row>
          <table:table-cell table:style-name="Table10.A2" office:value-type="string">
            <text:p text:style-name="P12">Comment</text:p>
          </table:table-cell>
          <table:table-cell table:style-name="Table10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13">Elapsed: </text:p>
          </table:table-cell>
          <table:table-cell table:style-name="Table10.A7" office:value-type="string">
            <text:p text:style-name="P3">… <text:s text:c="2"/><text:span text:style-name="T1">min</text:span></text:p>
          </table:table-cell>
          <table:table-cell table:style-name="Table10.A7" office:value-type="string">
            <text:p text:style-name="Table_20_Contents"/>
          </table:table-cell>
          <table:table-cell table:style-name="Table10.A7" office:value-type="string">
            <text:p text:style-name="P5">Date and time:</text:p>
          </table:table-cell>
          <table:table-cell table:style-name="Table10.B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P15">Tester name:</text:p>
          </table:table-cell>
          <table:table-cell table:style-name="Table10.A7" table:number-columns-spanned="2" office:value-type="string">
            <text:p text:style-name="P15"><text:s/></text:p>
          </table:table-cell>
          <table:covered-table-cell/>
          <table:table-cell table:style-name="Table10.A7" office:value-type="string">
            <text:p text:style-name="P5">Signature:</text:p>
          </table:table-cell>
          <table:table-cell table:style-name="Table10.B2" office:value-type="string">
            <text:p text:style-name="Standard"/>
          </table:table-cell>
        </table:table-row>
      </table:table>
      <text:p text:style-name="Standard"/>
      <table:table table:name="Table11" table:style-name="Table11">
        <table:table-column table:style-name="Table11.A" table:number-columns-repeated="5"/>
        <table:table-row>
          <table:table-cell table:style-name="Table11.A1" office:value-type="string">
            <text:p text:style-name="Table_20_Contents"><text:span text:style-name="T1">Id</text:span> : <text:span text:style-name="T3">TC-9.1.5</text:span></text:p>
          </table:table-cell>
          <table:table-cell table:style-name="Table11.A1" office:value-type="string">
            <text:p text:style-name="Table_20_Contents"><text:span text:style-name="T1">Prog. vers</text:span>: <text:span text:style-name="T3">1.0.0.0</text:span></text:p>
          </table:table-cell>
          <table:table-cell table:style-name="Table11.C1" table:number-columns-spanned="3" office:value-type="string">
            <text:p text:style-name="Table_20_Contents"><text:span text:style-name="T1">N</text:span>ame<text:span text:style-name="T1">: </text:span><text:span text:style-name="T3">Sale - Using a gift certificate</text:span>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12">Related requirement(s)</text:p>
          </table:table-cell>
          <table:table-cell table:style-name="Table11.B2" table:number-columns-spanned="4" office:value-type="string">
            <text:p text:style-name="P18"/>
            <text:p text:style-name="P17"><text:span text:style-name="T8">REQ14 - Implement login functions</text:span><text:span text:style-name="T9"> </text:span></text:p>
            <text:p text:style-name="P17"><text:span text:style-name="T9">REQ19 - <text:s/></text:span><text:span text:style-name="T8">Make POS system accept Gift cards. </text:span><text:s/></text:p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12">Input that is used for the test to verify the functionality</text:p>
          </table:table-cell>
          <table:table-cell table:style-name="Table11.B2" table:number-columns-spanned="4" office:value-type="string">
            <text:p text:style-name="Table_20_Contents"/>
            <text:p text:style-name="Table_20_Contents"/>
            <text:p text:style-name="P14">An invalid gift certificate serial number</text:p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12">Steps performed during the verification process</text:p>
          </table:table-cell>
          <table:table-cell table:style-name="Table11.B2" table:number-columns-spanned="4" office:value-type="string">
            <text:p text:style-name="P14">1. Enter into the system with your username and password.</text:p>
            <text:p text:style-name="P14">2. Choose in the menu "Open invoices"</text:p>
            <text:p text:style-name="P14">3. Select the table in question.</text:p>
            <text:p text:style-name="P14">4. From the option menu select the payment method ''Use gift certificate''</text:p>
            <text:p text:style-name="P14">5. The waiter scans the gift certificate provided by the customer</text:p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12">Expected results</text:p>
          </table:table-cell>
          <table:table-cell table:style-name="Table11.B2" table:number-columns-spanned="4" office:value-type="string">
            <text:p text:style-name="P19">The system must display that the used gift certificate is invalid</text:p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12">Post <text:span text:style-name="T1">c</text:span>onditions</text:p>
          </table:table-cell>
          <table:table-cell table:style-name="Table11.B2" table:number-columns-spanned="4" office:value-type="string">
            <text:p text:style-name="P14">None</text:p>
          </table:table-cell>
          <table:covered-table-cell/>
          <table:covered-table-cell/>
          <table:covered-table-cell/>
        </table:table-row>
        <table:table-row>
          <table:table-cell table:style-name="Table11.A7" office:value-type="string">
            <text:p text:style-name="P12">Status:</text:p>
          </table:table-cell>
          <table:table-cell table:style-name="Table11.A7" office:value-type="string">
            <text:p text:style-name="P14">( <text:s/>) Passed</text:p>
          </table:table-cell>
          <table:table-cell table:style-name="Table11.A7" office:value-type="string">
            <text:p text:style-name="P4">( <text:s/>) Failed</text:p>
          </table:table-cell>
          <table:table-cell table:style-name="Table11.A7" office:value-type="string">
            <text:p text:style-name="P4">( <text:s/>) Blocked</text:p>
          </table:table-cell>
          <table:table-cell table:style-name="Table11.B2" office:value-type="string">
            <text:p text:style-name="P4">( <text:s/>) Error</text:p>
          </table:table-cell>
        </table:table-row>
        <table:table-row>
          <table:table-cell table:style-name="Table11.A7" office:value-type="string">
            <text:p text:style-name="P12">Severity:</text:p>
          </table:table-cell>
          <table:table-cell table:style-name="Table11.A7" office:value-type="string">
            <text:p text:style-name="P14">( <text:s/>) Blocker</text:p>
          </table:table-cell>
          <table:table-cell table:style-name="Table11.A7" office:value-type="string">
            <text:p text:style-name="P14">( <text:s/>) Critical</text:p>
          </table:table-cell>
          <table:table-cell table:style-name="Table11.A7" office:value-type="string">
            <text:p text:style-name="P14">( <text:s/>) Major</text:p>
          </table:table-cell>
          <table:table-cell table:style-name="Table11.B2" office:value-type="string">
            <text:p text:style-name="P14">( <text:s/>) Minor</text:p>
          </table:table-cell>
        </table:table-row>
        <table:table-row>
          <table:table-cell table:style-name="Table11.A2" office:value-type="string">
            <text:p text:style-name="P12">Comment</text:p>
          </table:table-cell>
          <table:table-cell table:style-name="Table11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13">Elapsed: </text:p>
          </table:table-cell>
          <table:table-cell table:style-name="Table11.A7" office:value-type="string">
            <text:p text:style-name="P3">… <text:s text:c="2"/><text:span text:style-name="T1">min</text:span></text:p>
          </table:table-cell>
          <table:table-cell table:style-name="Table11.A7" office:value-type="string">
            <text:p text:style-name="Table_20_Contents"/>
          </table:table-cell>
          <table:table-cell table:style-name="Table11.A7" office:value-type="string">
            <text:p text:style-name="P5">Date and time:</text:p>
          </table:table-cell>
          <table:table-cell table:style-name="Table11.B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P15">Tester name:</text:p>
          </table:table-cell>
          <table:table-cell table:style-name="Table11.A7" table:number-columns-spanned="2" office:value-type="string">
            <text:p text:style-name="P15"><text:s/></text:p>
          </table:table-cell>
          <table:covered-table-cell/>
          <table:table-cell table:style-name="Table11.A7" office:value-type="string">
            <text:p text:style-name="P5">Signature:</text:p>
          </table:table-cell>
          <table:table-cell table:style-name="Table11.B2" office:value-type="string">
            <text:p text:style-name="Standard"/>
          </table:table-cell>
        </table:table-row>
      </table:table>
      <text:p text:style-name="Standard"/>
      <table:table table:name="Table12" table:style-name="Table12">
        <table:table-column table:style-name="Table12.A" table:number-columns-repeated="5"/>
        <table:table-row>
          <table:table-cell table:style-name="Table12.A1" office:value-type="string">
            <text:p text:style-name="Table_20_Contents"><text:span text:style-name="T1">Id</text:span> : <text:span text:style-name="T3">TC-9.1.6</text:span></text:p>
          </table:table-cell>
          <table:table-cell table:style-name="Table12.A1" office:value-type="string">
            <text:p text:style-name="Table_20_Contents"><text:span text:style-name="T1">Prog. vers</text:span>: <text:span text:style-name="T3">1.0.0.0</text:span></text:p>
          </table:table-cell>
          <table:table-cell table:style-name="Table12.C1" table:number-columns-spanned="3" office:value-type="string">
            <text:p text:style-name="Table_20_Contents"><text:span text:style-name="T1">N</text:span>ame<text:span text:style-name="T1">: </text:span><text:span text:style-name="T3">Sale - Using a gift certificate</text:span>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12">Related requirement(s)</text:p>
          </table:table-cell>
          <table:table-cell table:style-name="Table12.B2" table:number-columns-spanned="4" office:value-type="string">
            <text:p text:style-name="P16"/>
            <text:p text:style-name="P17"><text:span text:style-name="T8">REQ14 - Implement login functions</text:span><text:span text:style-name="T9"> </text:span></text:p>
            <text:p text:style-name="P17"><text:span text:style-name="T9">REQ19 - <text:s/></text:span><text:span text:style-name="T4">Make POS system accept Gift cards. </text:span></text:p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12">Input that is used for the test to verify the functionality</text:p>
          </table:table-cell>
          <table:table-cell table:style-name="Table12.B2" table:number-columns-spanned="4" office:value-type="string">
            <text:p text:style-name="Table_20_Contents"/>
            <text:p text:style-name="Table_20_Contents"/>
            <text:p text:style-name="P14">Gift certificate that has already been used.</text:p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12">Steps performed during the verification process</text:p>
          </table:table-cell>
          <table:table-cell table:style-name="Table12.B2" table:number-columns-spanned="4" office:value-type="string">
            <text:p text:style-name="P14">1. Enter into the system with your username and password.</text:p>
            <text:p text:style-name="P14">2. Choose in the menu "Open invoices"</text:p>
            <text:p text:style-name="P14">3. Select the table in question.</text:p>
            <text:p text:style-name="P14">4. From the option menu select the payment method ''Use gift certificate''</text:p>
            <text:p text:style-name="P14">5. The waiter scans the gift certificate provided by the customer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12">Expected results</text:p>
          </table:table-cell>
          <table:table-cell table:style-name="Table12.B2" table:number-columns-spanned="4" office:value-type="string">
            <text:p text:style-name="P19">The system must display that the used gift certificate has already been used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12">Post <text:span text:style-name="T1">c</text:span>onditions</text:p>
          </table:table-cell>
          <table:table-cell table:style-name="Table12.B2" table:number-columns-spanned="4" office:value-type="string">
            <text:p text:style-name="P14">None</text:p>
          </table:table-cell>
          <table:covered-table-cell/>
          <table:covered-table-cell/>
          <table:covered-table-cell/>
        </table:table-row>
        <table:table-row>
          <table:table-cell table:style-name="Table12.A7" office:value-type="string">
            <text:p text:style-name="P12">Status:</text:p>
          </table:table-cell>
          <table:table-cell table:style-name="Table12.A7" office:value-type="string">
            <text:p text:style-name="P14">( <text:s/>) Passed</text:p>
          </table:table-cell>
          <table:table-cell table:style-name="Table12.A7" office:value-type="string">
            <text:p text:style-name="P4">( <text:s/>) Failed</text:p>
          </table:table-cell>
          <table:table-cell table:style-name="Table12.A7" office:value-type="string">
            <text:p text:style-name="P4">( <text:s/>) Blocked</text:p>
          </table:table-cell>
          <table:table-cell table:style-name="Table12.B2" office:value-type="string">
            <text:p text:style-name="P4">( <text:s/>) Error</text:p>
          </table:table-cell>
        </table:table-row>
        <table:table-row>
          <table:table-cell table:style-name="Table12.A7" office:value-type="string">
            <text:p text:style-name="P12">Severity:</text:p>
          </table:table-cell>
          <table:table-cell table:style-name="Table12.A7" office:value-type="string">
            <text:p text:style-name="P14">( <text:s/>) Blocker</text:p>
          </table:table-cell>
          <table:table-cell table:style-name="Table12.A7" office:value-type="string">
            <text:p text:style-name="P14">( <text:s/>) Critical</text:p>
          </table:table-cell>
          <table:table-cell table:style-name="Table12.A7" office:value-type="string">
            <text:p text:style-name="P14">( <text:s/>) Major</text:p>
          </table:table-cell>
          <table:table-cell table:style-name="Table12.B2" office:value-type="string">
            <text:p text:style-name="P14">( <text:s/>) Minor</text:p>
          </table:table-cell>
        </table:table-row>
        <table:table-row>
          <table:table-cell table:style-name="Table12.A2" office:value-type="string">
            <text:p text:style-name="P12">Comment</text:p>
          </table:table-cell>
          <table:table-cell table:style-name="Table12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13">Elapsed: </text:p>
          </table:table-cell>
          <table:table-cell table:style-name="Table12.A7" office:value-type="string">
            <text:p text:style-name="P3">… <text:s text:c="2"/><text:span text:style-name="T1">min</text:span></text:p>
          </table:table-cell>
          <table:table-cell table:style-name="Table12.A7" office:value-type="string">
            <text:p text:style-name="Table_20_Contents"/>
          </table:table-cell>
          <table:table-cell table:style-name="Table12.A7" office:value-type="string">
            <text:p text:style-name="P5">Date and time:</text:p>
          </table:table-cell>
          <table:table-cell table:style-name="Table12.B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P15">Tester name:</text:p>
          </table:table-cell>
          <table:table-cell table:style-name="Table12.A7" table:number-columns-spanned="2" office:value-type="string">
            <text:p text:style-name="P15"><text:s/></text:p>
          </table:table-cell>
          <table:covered-table-cell/>
          <table:table-cell table:style-name="Table12.A7" office:value-type="string">
            <text:p text:style-name="P5">Signature:</text:p>
          </table:table-cell>
          <table:table-cell table:style-name="Table12.B2" office:value-type="string">
            <text:p text:style-name="Standard"/>
          </table:table-cell>
        </table:table-row>
      </table:table>
      <text:p text:style-name="Standard"/>
      <table:table table:name="Table13" table:style-name="Table13">
        <table:table-column table:style-name="Table13.A" table:number-columns-repeated="5"/>
        <table:table-row>
          <table:table-cell table:style-name="Table13.A1" office:value-type="string">
            <text:p text:style-name="Table_20_Contents"><text:span text:style-name="T1">Id</text:span> : <text:span text:style-name="T3">TC-9.1.7</text:span></text:p>
          </table:table-cell>
          <table:table-cell table:style-name="Table13.A1" office:value-type="string">
            <text:p text:style-name="Table_20_Contents"><text:span text:style-name="T1">Prog. vers</text:span>: <text:span text:style-name="T3">1.0.0.0</text:span></text:p>
          </table:table-cell>
          <table:table-cell table:style-name="Table13.C1" table:number-columns-spanned="3" office:value-type="string">
            <text:p text:style-name="Table_20_Contents"><text:span text:style-name="T1">N</text:span>ame<text:span text:style-name="T1">: </text:span><text:span text:style-name="T3">Sale - Using agift certificate</text:span>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12">Related requirement(s)</text:p>
          </table:table-cell>
          <table:table-cell table:style-name="Table13.B2" table:number-columns-spanned="4" office:value-type="string">
            <text:p text:style-name="P16"/>
            <text:p text:style-name="P17"><text:span text:style-name="T8">REQ14 - Implement login functions</text:span><text:span text:style-name="T9"> </text:span></text:p>
            <text:p text:style-name="P17"><text:span text:style-name="T9">REQ19 - <text:s/></text:span><text:span text:style-name="T4">Make POS system accept Gift cards. </text:span></text:p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12">Input that is used for the test to verify the functionality</text:p>
          </table:table-cell>
          <table:table-cell table:style-name="Table13.B2" table:number-columns-spanned="4" office:value-type="string">
            <text:p text:style-name="Table_20_Contents"/>
            <text:p text:style-name="Table_20_Contents"/>
            <text:p text:style-name="P14">A gift certificate is expired</text:p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12">Steps performed during the verification process</text:p>
          </table:table-cell>
          <table:table-cell table:style-name="Table13.B2" table:number-columns-spanned="4" office:value-type="string">
            <text:p text:style-name="P14">1. Enter into the system with your username and password.</text:p>
            <text:p text:style-name="P14">2. Choose in the menu "Open invoices"</text:p>
            <text:p text:style-name="P14">3. Select the table in question.</text:p>
            <text:p text:style-name="P14">4. From the option menu select the payment method ''Use gift certificate''</text:p>
            <text:p text:style-name="P14">5. The waiter scans the gift certificate provided by the customer</text:p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12">Expected results</text:p>
          </table:table-cell>
          <table:table-cell table:style-name="Table13.B2" table:number-columns-spanned="4" office:value-type="string">
            <text:p text:style-name="P19">The system must display that the gift certificate is expired</text:p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12">Post <text:span text:style-name="T1">c</text:span>onditions</text:p>
          </table:table-cell>
          <table:table-cell table:style-name="Table13.B2" table:number-columns-spanned="4" office:value-type="string">
            <text:p text:style-name="P14">None</text:p>
          </table:table-cell>
          <table:covered-table-cell/>
          <table:covered-table-cell/>
          <table:covered-table-cell/>
        </table:table-row>
        <table:table-row>
          <table:table-cell table:style-name="Table13.A7" office:value-type="string">
            <text:p text:style-name="P12">Status:</text:p>
          </table:table-cell>
          <table:table-cell table:style-name="Table13.A7" office:value-type="string">
            <text:p text:style-name="P14">( <text:s/>) Passed</text:p>
          </table:table-cell>
          <table:table-cell table:style-name="Table13.A7" office:value-type="string">
            <text:p text:style-name="P4">( <text:s/>) Failed</text:p>
          </table:table-cell>
          <table:table-cell table:style-name="Table13.A7" office:value-type="string">
            <text:p text:style-name="P4">( <text:s/>) Blocked</text:p>
          </table:table-cell>
          <table:table-cell table:style-name="Table13.B2" office:value-type="string">
            <text:p text:style-name="P4">( <text:s/>) Error</text:p>
          </table:table-cell>
        </table:table-row>
        <table:table-row>
          <table:table-cell table:style-name="Table13.A7" office:value-type="string">
            <text:p text:style-name="P12">Severity:</text:p>
          </table:table-cell>
          <table:table-cell table:style-name="Table13.A7" office:value-type="string">
            <text:p text:style-name="P14">( <text:s/>) Blocker</text:p>
          </table:table-cell>
          <table:table-cell table:style-name="Table13.A7" office:value-type="string">
            <text:p text:style-name="P14">( <text:s/>) Critical</text:p>
          </table:table-cell>
          <table:table-cell table:style-name="Table13.A7" office:value-type="string">
            <text:p text:style-name="P14">( <text:s/>) Major</text:p>
          </table:table-cell>
          <table:table-cell table:style-name="Table13.B2" office:value-type="string">
            <text:p text:style-name="P14">( <text:s/>) Minor</text:p>
          </table:table-cell>
        </table:table-row>
        <table:table-row>
          <table:table-cell table:style-name="Table13.A2" office:value-type="string">
            <text:p text:style-name="P12">Comment</text:p>
          </table:table-cell>
          <table:table-cell table:style-name="Table13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13">Elapsed: </text:p>
          </table:table-cell>
          <table:table-cell table:style-name="Table13.A7" office:value-type="string">
            <text:p text:style-name="P3">… <text:s text:c="2"/><text:span text:style-name="T1">min</text:span></text:p>
          </table:table-cell>
          <table:table-cell table:style-name="Table13.A7" office:value-type="string">
            <text:p text:style-name="Table_20_Contents"/>
          </table:table-cell>
          <table:table-cell table:style-name="Table13.A7" office:value-type="string">
            <text:p text:style-name="P5">Date and time:</text:p>
          </table:table-cell>
          <table:table-cell table:style-name="Table13.B2" office:value-type="string">
            <text:p text:style-name="Standard"/>
          </table:table-cell>
        </table:table-row>
        <table:table-row>
          <table:table-cell table:style-name="Table13.A2" office:value-type="string">
            <text:p text:style-name="P15">Tester name:</text:p>
          </table:table-cell>
          <table:table-cell table:style-name="Table13.A7" table:number-columns-spanned="2" office:value-type="string">
            <text:p text:style-name="P15"><text:s/></text:p>
          </table:table-cell>
          <table:covered-table-cell/>
          <table:table-cell table:style-name="Table13.A7" office:value-type="string">
            <text:p text:style-name="P5">Signature:</text:p>
          </table:table-cell>
          <table:table-cell table:style-name="Table13.B2" office:value-type="string">
            <text:p text:style-name="Standard"/>
          </table:table-cell>
        </table:table-row>
      </table:table>
      <text:p text:style-name="Standard"/>
      <table:table table:name="Table14" table:style-name="Table14">
        <table:table-column table:style-name="Table14.A" table:number-columns-repeated="5"/>
        <table:table-row>
          <table:table-cell table:style-name="Table14.A1" office:value-type="string">
            <text:p text:style-name="Table_20_Contents"><text:span text:style-name="T1">Id</text:span> : <text:span text:style-name="T3">TC-9.1.8</text:span></text:p>
          </table:table-cell>
          <table:table-cell table:style-name="Table14.A1" office:value-type="string">
            <text:p text:style-name="Table_20_Contents"><text:span text:style-name="T1">Prog. vers</text:span>: <text:span text:style-name="T3">1.0.0.0</text:span></text:p>
          </table:table-cell>
          <table:table-cell table:style-name="Table14.C1" table:number-columns-spanned="3" office:value-type="string">
            <text:p text:style-name="Table_20_Contents"><text:span text:style-name="T1">N</text:span>ame<text:span text:style-name="T1">: </text:span><text:span text:style-name="T3">Sale - Paying with cash</text:span>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12">Related requirement(s)</text:p>
          </table:table-cell>
          <table:table-cell table:style-name="Table14.B2" table:number-columns-spanned="4" office:value-type="string">
            <text:p text:style-name="P17"/>
            <text:p text:style-name="P17"><text:span text:style-name="T8">REQ14 - Implement login functions</text:span><text:span text:style-name="T9"> </text:span></text:p>
            <text:p text:style-name="P17"><text:span text:style-name="T9">REQ18 - </text:span><text:span text:style-name="T4">Make POS system accept Cash</text:span></text:p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12">Input that is used for the test to verify the functionality</text:p>
          </table:table-cell>
          <table:table-cell table:style-name="Table14.B2" table:number-columns-spanned="4" office:value-type="string">
            <text:p text:style-name="Table_20_Contents"/>
            <text:p text:style-name="Table_20_Contents"/>
            <text:p text:style-name="P14">Correct amount of cash</text:p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12">Steps performed during the verification process</text:p>
          </table:table-cell>
          <table:table-cell table:style-name="Table14.B2" table:number-columns-spanned="4" office:value-type="string">
            <text:p text:style-name="P14">1. Enter into the system with your username and password.</text:p>
            <text:p text:style-name="P14">2. Choose in the menu "Open invoices"</text:p>
            <text:p text:style-name="P14">3. Select the table in question.</text:p>
            <text:p text:style-name="P14">4. Select ''Pay with cash''</text:p>
            <text:p text:style-name="P14">5. Enter the amount of cash paid</text:p>
            <text:p text:style-name="P14">6. Press ''Submit''</text:p>
          </table:table-cell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12">Expected results</text:p>
          </table:table-cell>
          <table:table-cell table:style-name="Table14.B2" table:number-columns-spanned="4" office:value-type="string">
            <text:p text:style-name="P19">The system must display the total cost of the invoice, the amount of cash received and the amount of change that will be returned to the customer.</text:p>
          </table:table-cell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12">Post <text:span text:style-name="T1">c</text:span>onditions</text:p>
          </table:table-cell>
          <table:table-cell table:style-name="Table14.B2" table:number-columns-spanned="4" office:value-type="string">
            <text:p text:style-name="P14">None</text:p>
          </table:table-cell>
          <table:covered-table-cell/>
          <table:covered-table-cell/>
          <table:covered-table-cell/>
        </table:table-row>
        <table:table-row>
          <table:table-cell table:style-name="Table14.A7" office:value-type="string">
            <text:p text:style-name="P12">Status:</text:p>
          </table:table-cell>
          <table:table-cell table:style-name="Table14.A7" office:value-type="string">
            <text:p text:style-name="P14">( <text:s/>) Passed</text:p>
          </table:table-cell>
          <table:table-cell table:style-name="Table14.A7" office:value-type="string">
            <text:p text:style-name="P4">( <text:s/>) Failed</text:p>
          </table:table-cell>
          <table:table-cell table:style-name="Table14.A7" office:value-type="string">
            <text:p text:style-name="P4">( <text:s/>) Blocked</text:p>
          </table:table-cell>
          <table:table-cell table:style-name="Table14.B2" office:value-type="string">
            <text:p text:style-name="P4">( <text:s/>) Error</text:p>
          </table:table-cell>
        </table:table-row>
        <table:table-row>
          <table:table-cell table:style-name="Table14.A7" office:value-type="string">
            <text:p text:style-name="P12">Severity:</text:p>
          </table:table-cell>
          <table:table-cell table:style-name="Table14.A7" office:value-type="string">
            <text:p text:style-name="P14">( <text:s/>) Blocker</text:p>
          </table:table-cell>
          <table:table-cell table:style-name="Table14.A7" office:value-type="string">
            <text:p text:style-name="P14">( <text:s/>) Critical</text:p>
          </table:table-cell>
          <table:table-cell table:style-name="Table14.A7" office:value-type="string">
            <text:p text:style-name="P14">( <text:s/>) Major</text:p>
          </table:table-cell>
          <table:table-cell table:style-name="Table14.B2" office:value-type="string">
            <text:p text:style-name="P14">( <text:s/>) Minor</text:p>
          </table:table-cell>
        </table:table-row>
        <table:table-row>
          <table:table-cell table:style-name="Table14.A2" office:value-type="string">
            <text:p text:style-name="P12">Comment</text:p>
          </table:table-cell>
          <table:table-cell table:style-name="Table14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13">Elapsed: </text:p>
          </table:table-cell>
          <table:table-cell table:style-name="Table14.A7" office:value-type="string">
            <text:p text:style-name="P3">… <text:s text:c="2"/><text:span text:style-name="T1">min</text:span></text:p>
          </table:table-cell>
          <table:table-cell table:style-name="Table14.A7" office:value-type="string">
            <text:p text:style-name="Table_20_Contents"/>
          </table:table-cell>
          <table:table-cell table:style-name="Table14.A7" office:value-type="string">
            <text:p text:style-name="P5">Date and time:</text:p>
          </table:table-cell>
          <table:table-cell table:style-name="Table14.B2" office:value-type="string">
            <text:p text:style-name="Standard"/>
          </table:table-cell>
        </table:table-row>
        <table:table-row>
          <table:table-cell table:style-name="Table14.A2" office:value-type="string">
            <text:p text:style-name="P15">Tester name:</text:p>
          </table:table-cell>
          <table:table-cell table:style-name="Table14.A7" table:number-columns-spanned="2" office:value-type="string">
            <text:p text:style-name="P15"><text:s/></text:p>
          </table:table-cell>
          <table:covered-table-cell/>
          <table:table-cell table:style-name="Table14.A7" office:value-type="string">
            <text:p text:style-name="P5">Signature:</text:p>
          </table:table-cell>
          <table:table-cell table:style-name="Table14.B2" office:value-type="string">
            <text:p text:style-name="Standard"/>
          </table:table-cell>
        </table:table-row>
      </table:table>
      <text:p text:style-name="Standard"/>
      <table:table table:name="Table15" table:style-name="Table15">
        <table:table-column table:style-name="Table15.A" table:number-columns-repeated="5"/>
        <table:table-row>
          <table:table-cell table:style-name="Table15.A1" office:value-type="string">
            <text:p text:style-name="Table_20_Contents"><text:span text:style-name="T1">Id</text:span> : <text:span text:style-name="T3">TC-9.1.9</text:span></text:p>
          </table:table-cell>
          <table:table-cell table:style-name="Table15.A1" office:value-type="string">
            <text:p text:style-name="Table_20_Contents"><text:span text:style-name="T1">Prog. vers</text:span>: <text:span text:style-name="T3">1.0.0.0</text:span></text:p>
          </table:table-cell>
          <table:table-cell table:style-name="Table15.C1" table:number-columns-spanned="3" office:value-type="string">
            <text:p text:style-name="Table_20_Contents"><text:span text:style-name="T1">N</text:span>ame<text:span text:style-name="T1">: </text:span><text:span text:style-name="T3">Sale - Paying with cash</text:span>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12">Related requirement(s)</text:p>
          </table:table-cell>
          <table:table-cell table:style-name="Table15.B2" table:number-columns-spanned="4" office:value-type="string">
            <text:p text:style-name="P16"/>
            <text:p text:style-name="P17"><text:span text:style-name="T8">REQ14 - Implement login functions</text:span><text:span text:style-name="T9"> </text:span></text:p>
            <text:p text:style-name="P17"><text:span text:style-name="T9">REQ18 - </text:span><text:span text:style-name="T4">Make POS system accept Cash</text:span></text:p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12">Input that is used for the test to verify the functionality</text:p>
          </table:table-cell>
          <table:table-cell table:style-name="Table15.B2" table:number-columns-spanned="4" office:value-type="string">
            <text:p text:style-name="Table_20_Contents"/>
            <text:p text:style-name="Table_20_Contents"/>
            <text:p text:style-name="P14">Incorrect amount of cash</text:p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12">Steps performed during the verification process</text:p>
          </table:table-cell>
          <table:table-cell table:style-name="Table15.B2" table:number-columns-spanned="4" office:value-type="string">
            <text:p text:style-name="P14">1. Enter into the system with your username and password.</text:p>
            <text:p text:style-name="P14">2. Choose in the menu "Open invoices"</text:p>
            <text:p text:style-name="P14">3. Select the table in question.</text:p>
            <text:p text:style-name="P14">4. Select ''Pay with cash''</text:p>
          </table:table-cell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12">Expected results</text:p>
          </table:table-cell>
          <table:table-cell table:style-name="Table15.B2" table:number-columns-spanned="4" office:value-type="string">
            <text:p text:style-name="P19">The system must subtract the amount paid from the total amount and return to the selected invoice page so that the customer can finish paying with another method.</text:p>
          </table:table-cell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12">Post <text:span text:style-name="T1">c</text:span>onditions</text:p>
          </table:table-cell>
          <table:table-cell table:style-name="Table15.B2" table:number-columns-spanned="4" office:value-type="string">
            <text:p text:style-name="P14">None</text:p>
          </table:table-cell>
          <table:covered-table-cell/>
          <table:covered-table-cell/>
          <table:covered-table-cell/>
        </table:table-row>
        <table:table-row>
          <table:table-cell table:style-name="Table15.A7" office:value-type="string">
            <text:p text:style-name="P12">Status:</text:p>
          </table:table-cell>
          <table:table-cell table:style-name="Table15.A7" office:value-type="string">
            <text:p text:style-name="P14">( <text:s/>) Passed</text:p>
          </table:table-cell>
          <table:table-cell table:style-name="Table15.A7" office:value-type="string">
            <text:p text:style-name="P4">( <text:s/>) Failed</text:p>
          </table:table-cell>
          <table:table-cell table:style-name="Table15.A7" office:value-type="string">
            <text:p text:style-name="P4">( <text:s/>) Blocked</text:p>
          </table:table-cell>
          <table:table-cell table:style-name="Table15.B2" office:value-type="string">
            <text:p text:style-name="P4">( <text:s/>) Error</text:p>
          </table:table-cell>
        </table:table-row>
        <table:table-row>
          <table:table-cell table:style-name="Table15.A7" office:value-type="string">
            <text:p text:style-name="P12">Severity:</text:p>
          </table:table-cell>
          <table:table-cell table:style-name="Table15.A7" office:value-type="string">
            <text:p text:style-name="P14">( <text:s/>) Blocker</text:p>
          </table:table-cell>
          <table:table-cell table:style-name="Table15.A7" office:value-type="string">
            <text:p text:style-name="P14">( <text:s/>) Critical</text:p>
          </table:table-cell>
          <table:table-cell table:style-name="Table15.A7" office:value-type="string">
            <text:p text:style-name="P14">( <text:s/>) Major</text:p>
          </table:table-cell>
          <table:table-cell table:style-name="Table15.B2" office:value-type="string">
            <text:p text:style-name="P14">( <text:s/>) Minor</text:p>
          </table:table-cell>
        </table:table-row>
        <table:table-row>
          <table:table-cell table:style-name="Table15.A2" office:value-type="string">
            <text:p text:style-name="P12">Comment</text:p>
          </table:table-cell>
          <table:table-cell table:style-name="Table15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13">Elapsed: </text:p>
          </table:table-cell>
          <table:table-cell table:style-name="Table15.A7" office:value-type="string">
            <text:p text:style-name="P3">… <text:s text:c="2"/><text:span text:style-name="T1">min</text:span></text:p>
          </table:table-cell>
          <table:table-cell table:style-name="Table15.A7" office:value-type="string">
            <text:p text:style-name="Table_20_Contents"/>
          </table:table-cell>
          <table:table-cell table:style-name="Table15.A7" office:value-type="string">
            <text:p text:style-name="P5">Date and time:</text:p>
          </table:table-cell>
          <table:table-cell table:style-name="Table15.B2" office:value-type="string">
            <text:p text:style-name="Standard"/>
          </table:table-cell>
        </table:table-row>
        <table:table-row>
          <table:table-cell table:style-name="Table15.A2" office:value-type="string">
            <text:p text:style-name="P15">Tester name:</text:p>
          </table:table-cell>
          <table:table-cell table:style-name="Table15.A7" table:number-columns-spanned="2" office:value-type="string">
            <text:p text:style-name="P15"><text:s/></text:p>
          </table:table-cell>
          <table:covered-table-cell/>
          <table:table-cell table:style-name="Table15.A7" office:value-type="string">
            <text:p text:style-name="P5">Signature:</text:p>
          </table:table-cell>
          <table:table-cell table:style-name="Table15.B2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6" table:style-name="Table16">
        <table:table-column table:style-name="Table16.A" table:number-columns-repeated="5"/>
        <table:table-row>
          <table:table-cell table:style-name="Table16.A1" office:value-type="string">
            <text:p text:style-name="Table_20_Contents"><text:span text:style-name="T1">Id</text:span> : <text:span text:style-name="T3">TC-26.1.1</text:span></text:p>
          </table:table-cell>
          <table:table-cell table:style-name="Table16.A1" office:value-type="string">
            <text:p text:style-name="Table_20_Contents"><text:span text:style-name="T1">Prog. vers</text:span>: <text:span text:style-name="T3">1.0.0.0</text:span></text:p>
          </table:table-cell>
          <table:table-cell table:style-name="Table16.C1" table:number-columns-spanned="3" office:value-type="string">
            <text:p text:style-name="Table_20_Contents"><text:span text:style-name="T1">N</text:span>ame<text:span text:style-name="T1">: </text:span><text:span text:style-name="T3">Creating inventory reports</text:span></text:p>
          </table:table-cell>
          <table:covered-table-cell/>
          <table:covered-table-cell/>
        </table:table-row>
        <table:table-row>
          <table:table-cell table:style-name="Table16.A2" office:value-type="string">
            <text:p text:style-name="P12">Related requirement(s)</text:p>
          </table:table-cell>
          <table:table-cell table:style-name="Table16.B2" table:number-columns-spanned="4" office:value-type="string">
            <text:p text:style-name="Table_20_Contents"/>
            <text:p text:style-name="P17"><text:span text:style-name="T10">REQ14 - </text:span><text:span text:style-name="T12">Implement login functions.</text:span> </text:p>
            <text:p text:style-name="P17"><text:span text:style-name="T10">REQ34 - </text:span><text:span text:style-name="T12">Make it possible for each restaurant to add new stock.</text:span> </text:p>
            <text:p text:style-name="P17"><text:span text:style-name="T10">REQ43 - </text:span><text:span text:style-name="T12">Generate Stock IN report.</text:span> </text:p>
            <text:p text:style-name="Table_20_Contents"><text:span text:style-name="T16">REQ44 - </text:span><text:span text:style-name="T13">Generate automatic Inventory report.</text:span><text:span text:style-name="T17"> </text:span>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12">Input that is used for the test to verify the functionality</text:p>
          </table:table-cell>
          <table:table-cell table:style-name="Table16.B2" table:number-columns-spanned="4" office:value-type="string">
            <text:p text:style-name="P29">VALUES(1,'<text:span text:style-name="T21">Lays chips',11.0000,3,'Potato chips')</text:span></text:p>
            <text:p text:style-name="P32">VALUES(2,'<text:span text:style-name="T4">Chupa</text:span>-<text:span text:style-name="T4">chups</text:span>',8.0000,4,'Sweets')</text:p>
            <text:p text:style-name="P32">VALUES(3,'<text:span text:style-name="T4">Frankfurters</text:span>',15.0000,6,'Beer <text:span text:style-name="T4">sauseges</text:span>')</text:p>
            <text:p text:style-name="P32">VALUES(4,'Free Beer',0.0000,89,'Student''s delight')</text:p>
            <text:p text:style-name="P32">VALUES(5,'<text:span text:style-name="T4">Fazer</text:span> 300 <text:span text:style-name="T4">gr</text:span>. ',12.0000,92,'Sweets')</text:p>
            <text:p text:style-name="P33"><text:span text:style-name="T22">VALUES(6,'Almonds - Blanched</text:span><text:span text:style-name="T23">'</text:span><text:span text:style-name="T22">,</text:span><text:span text:style-name="T24">16.6000,496,'Nuts')</text:span></text:p>
          </table:table-cell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12">Steps performed during the verification process</text:p>
          </table:table-cell>
          <table:table-cell table:style-name="Table16.B2" table:number-columns-spanned="4" office:value-type="string">
            <text:p text:style-name="P38">1. Enter into the system with suitable (e.g restaurant manager, head waiter) username and enter password. </text:p>
            <text:p text:style-name="P38">2. From the sidebar, choose and click 'Reports'.</text:p>
            <text:p text:style-name="P38">3. Choose and click 'Create inventory report'.</text:p>
            <text:p text:style-name="P38">4. Wait system to respond – 'Report created'</text:p>
          </table:table-cell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12">Expected results</text:p>
          </table:table-cell>
          <table:table-cell table:style-name="Table16.B2" table:number-columns-spanned="4" office:value-type="string">
            <text:p text:style-name="P39"/>
            <text:p text:style-name="P39">System generates inventory report.</text:p>
            <text:p text:style-name="P39"/>
          </table:table-cell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12">Post <text:span text:style-name="T1">c</text:span>onditions</text:p>
          </table:table-cell>
          <table:table-cell table:style-name="Table16.B2" table:number-columns-spanned="4" office:value-type="string">
            <text:p text:style-name="P14">None</text:p>
          </table:table-cell>
          <table:covered-table-cell/>
          <table:covered-table-cell/>
          <table:covered-table-cell/>
        </table:table-row>
        <table:table-row>
          <table:table-cell table:style-name="Table16.A7" office:value-type="string">
            <text:p text:style-name="P12">Status:</text:p>
          </table:table-cell>
          <table:table-cell table:style-name="Table16.A7" office:value-type="string">
            <text:p text:style-name="P14">( <text:s/>) Passed</text:p>
          </table:table-cell>
          <table:table-cell table:style-name="Table16.A7" office:value-type="string">
            <text:p text:style-name="P4">( <text:s/>) Failed</text:p>
          </table:table-cell>
          <table:table-cell table:style-name="Table16.A7" office:value-type="string">
            <text:p text:style-name="P4">( <text:s/>) Blocked</text:p>
          </table:table-cell>
          <table:table-cell table:style-name="Table16.B2" office:value-type="string">
            <text:p text:style-name="Standard"><text:span text:style-name="T1">( <text:s/>) Error</text:span></text:p>
          </table:table-cell>
        </table:table-row>
        <table:table-row>
          <table:table-cell table:style-name="Table16.A7" office:value-type="string">
            <text:p text:style-name="P12">Severity:</text:p>
          </table:table-cell>
          <table:table-cell table:style-name="Table16.A7" office:value-type="string">
            <text:p text:style-name="P14">( <text:s/>) Blocker</text:p>
          </table:table-cell>
          <table:table-cell table:style-name="Table16.A7" office:value-type="string">
            <text:p text:style-name="P14">( <text:s/>) Critical</text:p>
          </table:table-cell>
          <table:table-cell table:style-name="Table16.A7" office:value-type="string">
            <text:p text:style-name="P14">( <text:s/>) Major</text:p>
          </table:table-cell>
          <table:table-cell table:style-name="Table16.B2" office:value-type="string">
            <text:p text:style-name="P14">( <text:s/>) Minor</text:p>
          </table:table-cell>
        </table:table-row>
        <table:table-row>
          <table:table-cell table:style-name="Table16.A2" office:value-type="string">
            <text:p text:style-name="P12">Comment</text:p>
          </table:table-cell>
          <table:table-cell table:style-name="Table16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13">Elapsed: </text:p>
          </table:table-cell>
          <table:table-cell table:style-name="Table16.A7" office:value-type="string">
            <text:p text:style-name="P3">… <text:s text:c="2"/><text:span text:style-name="T1">min</text:span></text:p>
          </table:table-cell>
          <table:table-cell table:style-name="Table16.A7" office:value-type="string">
            <text:p text:style-name="Table_20_Contents"/>
          </table:table-cell>
          <table:table-cell table:style-name="Table16.A7" office:value-type="string">
            <text:p text:style-name="P5">Date and time:</text:p>
          </table:table-cell>
          <table:table-cell table:style-name="Table16.B2" office:value-type="string">
            <text:p text:style-name="Standard"/>
          </table:table-cell>
        </table:table-row>
        <table:table-row>
          <table:table-cell table:style-name="Table16.A2" office:value-type="string">
            <text:p text:style-name="P15">Tester name:</text:p>
          </table:table-cell>
          <table:table-cell table:style-name="Table16.A7" table:number-columns-spanned="2" office:value-type="string">
            <text:p text:style-name="P15"><text:s/></text:p>
          </table:table-cell>
          <table:covered-table-cell/>
          <table:table-cell table:style-name="Table16.A7" office:value-type="string">
            <text:p text:style-name="P5">Signature:</text:p>
          </table:table-cell>
          <table:table-cell table:style-name="Table16.B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7" table:style-name="Table17">
        <table:table-column table:style-name="Table17.A" table:number-columns-repeated="5"/>
        <table:table-row>
          <table:table-cell table:style-name="Table17.A1" office:value-type="string">
            <text:p text:style-name="Table_20_Contents"><text:span text:style-name="T1">Id</text:span> : <text:span text:style-name="T3">TC-26.1.2</text:span></text:p>
          </table:table-cell>
          <table:table-cell table:style-name="Table17.A1" office:value-type="string">
            <text:p text:style-name="Table_20_Contents"><text:span text:style-name="T1">Prog. vers</text:span>: <text:span text:style-name="T3">1.0.0.0</text:span></text:p>
          </table:table-cell>
          <table:table-cell table:style-name="Table17.C1" table:number-columns-spanned="3" office:value-type="string">
            <text:p text:style-name="Table_20_Contents"><text:span text:style-name="T1">N</text:span>ame<text:span text:style-name="T1">: </text:span><text:span text:style-name="T3">Creating inventory report</text:span></text:p>
          </table:table-cell>
          <table:covered-table-cell/>
          <table:covered-table-cell/>
        </table:table-row>
        <table:table-row>
          <table:table-cell table:style-name="Table17.A2" office:value-type="string">
            <text:p text:style-name="P12">Related requirement(s)</text:p>
          </table:table-cell>
          <table:table-cell table:style-name="Table17.B2" table:number-columns-spanned="4" office:value-type="string">
            <text:p text:style-name="Table_20_Contents"/>
            <text:p text:style-name="P40"><text:span text:style-name="T10">REQ14 - </text:span><text:span text:style-name="T14">Implement login functions.</text:span><text:span text:style-name="T15"> </text:span></text:p>
            <text:p text:style-name="P40"><text:span text:style-name="T18">REQ34 - </text:span><text:span text:style-name="T14">Make it possible for each restaurant to add new stock.</text:span><text:span text:style-name="T15"> </text:span></text:p>
            <text:p text:style-name="P40"><text:span text:style-name="T10">REQ43 - </text:span><text:span text:style-name="T14">Generate Stock IN report.</text:span><text:span text:style-name="T15"> </text:span></text:p>
            <text:p text:style-name="P40">REQ<text:span text:style-name="T15">44 - </text:span><text:span text:style-name="T14">Generate automatic Inventory report.</text:span><text:span text:style-name="T15"> </text:span>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7.A2" office:value-type="string">
            <text:p text:style-name="P12">Input that is used for the test to verify the functionality</text:p>
          </table:table-cell>
          <table:table-cell table:style-name="Table17.B2" table:number-columns-spanned="4" office:value-type="string">
            <text:p text:style-name="P31"><text:span text:style-name="T19">VALUES( </text:span><text:span text:style-name="T20">)</text:span></text:p>
            <text:p text:style-name="P32">VALUES( )</text:p>
            <text:p text:style-name="P32">VALUES( )</text:p>
            <text:p text:style-name="P32">VALUES( )</text:p>
            <text:p text:style-name="P32">VALUES( )</text:p>
            <text:p text:style-name="P33"><text:span text:style-name="T22">VALUES( </text:span><text:span text:style-name="T24">)</text:span></text:p>
          </table:table-cell>
          <table:covered-table-cell/>
          <table:covered-table-cell/>
          <table:covered-table-cell/>
        </table:table-row>
        <table:table-row>
          <table:table-cell table:style-name="Table17.A2" office:value-type="string">
            <text:p text:style-name="P12">Steps performed during the verification process</text:p>
          </table:table-cell>
          <table:table-cell table:style-name="Table17.B2" table:number-columns-spanned="4" office:value-type="string">
            <text:p text:style-name="P38">1. Enter into the system with suitable (e.g restaurant manager, head waiter) username and password. </text:p>
            <text:p text:style-name="P38">2. From the sidebar, choose and click 'Reports'.</text:p>
            <text:p text:style-name="P38">3. Choose and click 'Create inventory report'.</text:p>
            <text:p text:style-name="P38">4. Wait system to respond – 'Report created'</text:p>
          </table:table-cell>
          <table:covered-table-cell/>
          <table:covered-table-cell/>
          <table:covered-table-cell/>
        </table:table-row>
        <table:table-row>
          <table:table-cell table:style-name="Table17.A2" office:value-type="string">
            <text:p text:style-name="P12">Expected results</text:p>
          </table:table-cell>
          <table:table-cell table:style-name="Table17.B2" table:number-columns-spanned="4" office:value-type="string">
            <text:p text:style-name="P39">#Error - System cannot create inventory report. No info given.</text:p>
          </table:table-cell>
          <table:covered-table-cell/>
          <table:covered-table-cell/>
          <table:covered-table-cell/>
        </table:table-row>
        <table:table-row>
          <table:table-cell table:style-name="Table17.A2" office:value-type="string">
            <text:p text:style-name="P12">Post <text:span text:style-name="T1">c</text:span>onditions</text:p>
          </table:table-cell>
          <table:table-cell table:style-name="Table17.B2" table:number-columns-spanned="4" office:value-type="string">
            <text:p text:style-name="P14">None</text:p>
          </table:table-cell>
          <table:covered-table-cell/>
          <table:covered-table-cell/>
          <table:covered-table-cell/>
        </table:table-row>
        <table:table-row>
          <table:table-cell table:style-name="Table17.A7" office:value-type="string">
            <text:p text:style-name="P12">Status:</text:p>
          </table:table-cell>
          <table:table-cell table:style-name="Table17.A7" office:value-type="string">
            <text:p text:style-name="P14">( <text:s/>) Passed</text:p>
          </table:table-cell>
          <table:table-cell table:style-name="Table17.A7" office:value-type="string">
            <text:p text:style-name="P4">( <text:s/>) Failed</text:p>
          </table:table-cell>
          <table:table-cell table:style-name="Table17.A7" office:value-type="string">
            <text:p text:style-name="P4">( <text:s/>) Blocked</text:p>
          </table:table-cell>
          <table:table-cell table:style-name="Table17.B2" office:value-type="string">
            <text:p text:style-name="Standard"><text:span text:style-name="T1">( <text:s/>) Error</text:span></text:p>
          </table:table-cell>
        </table:table-row>
        <table:table-row>
          <table:table-cell table:style-name="Table17.A7" office:value-type="string">
            <text:p text:style-name="P12">Severity:</text:p>
          </table:table-cell>
          <table:table-cell table:style-name="Table17.A7" office:value-type="string">
            <text:p text:style-name="P14">( <text:s/>) Blocker</text:p>
          </table:table-cell>
          <table:table-cell table:style-name="Table17.A7" office:value-type="string">
            <text:p text:style-name="P14">( <text:s/>) Critical</text:p>
          </table:table-cell>
          <table:table-cell table:style-name="Table17.A7" office:value-type="string">
            <text:p text:style-name="P14">( <text:s/>) Major</text:p>
          </table:table-cell>
          <table:table-cell table:style-name="Table17.B2" office:value-type="string">
            <text:p text:style-name="P14">( <text:s/>) Minor</text:p>
          </table:table-cell>
        </table:table-row>
        <table:table-row>
          <table:table-cell table:style-name="Table17.A2" office:value-type="string">
            <text:p text:style-name="P12">Comment</text:p>
          </table:table-cell>
          <table:table-cell table:style-name="Table17.B2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17.A2" office:value-type="string">
            <text:p text:style-name="P13">Elapsed: </text:p>
          </table:table-cell>
          <table:table-cell table:style-name="Table17.A7" office:value-type="string">
            <text:p text:style-name="P3">… <text:s text:c="2"/><text:span text:style-name="T1">min</text:span></text:p>
          </table:table-cell>
          <table:table-cell table:style-name="Table17.A7" office:value-type="string">
            <text:p text:style-name="Table_20_Contents"/>
          </table:table-cell>
          <table:table-cell table:style-name="Table17.A7" office:value-type="string">
            <text:p text:style-name="P5">Date and time:</text:p>
          </table:table-cell>
          <table:table-cell table:style-name="Table17.B2" office:value-type="string">
            <text:p text:style-name="Standard"/>
          </table:table-cell>
        </table:table-row>
        <table:table-row>
          <table:table-cell table:style-name="Table17.A2" office:value-type="string">
            <text:p text:style-name="P15">Tester name:</text:p>
          </table:table-cell>
          <table:table-cell table:style-name="Table17.A7" table:number-columns-spanned="2" office:value-type="string">
            <text:p text:style-name="P15"><text:s/></text:p>
          </table:table-cell>
          <table:covered-table-cell/>
          <table:table-cell table:style-name="Table17.A7" office:value-type="string">
            <text:p text:style-name="P5">Signature:</text:p>
          </table:table-cell>
          <table:table-cell table:style-name="Table17.B2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1" svg:font-family="OpenSymbol"/>
    <style:font-face style:name="arial" svg:font-family="arial, sans, sans-serif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weight="normal" style:font-name-asian="OpenSymbol" style:font-weight-asian="normal" style:font-name-complex="OpenSymbol" style:font-weight-complex="norma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00ccff" fo:language="en" fo:country="US" fo:font-style="normal" style:font-style-asian="normal" style:font-style-complex="normal"/>
    </style:style>
    <style:style style:name="MP2" style:family="paragraph" style:parent-style-name="Header">
      <style:paragraph-properties fo:text-align="start" style:justify-single-word="false"/>
      <style:text-properties fo:color="#00ccff" fo:font-size="10pt" fo:language="en" fo:country="US" fo:font-style="italic" style:font-size-asian="10pt" style:font-style-asian="italic" style:font-size-complex="10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6.3in" svg:y="-0.2583in" svg:width="0.4646in" svg:height="0.4646in" draw:z-index="0"><draw:image xlink:href="Pictures/100002010000019000000190EA80C901.png" xlink:type="simple" xlink:show="embed" xlink:actuate="onLoad"/></draw:frame>Test Cases</text:p>
        <text:p text:style-name="MP2">Brewery Software Solutions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16:13:24.364000000</meta:creation-date>
    <dc:date>2013-12-10T23:13:02.61</dc:date>
    <meta:editing-duration>PT4H20S</meta:editing-duration>
    <meta:editing-cycles>48</meta:editing-cycles>
    <meta:generator>OpenOffice.org/3.4.1$Win32 OpenOffice.org_project/341m1$Build-9593</meta:generator>
    <meta:document-statistic meta:table-count="17" meta:image-count="5" meta:object-count="0" meta:page-count="18" meta:paragraph-count="722" meta:word-count="3403" meta:character-count="19404"/>
  </office:meta>
</office:document-meta>
</file>